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3.61mm"/>
    </style:style>
    <style:style style:name="co2" style:family="table-column">
      <style:table-column-properties fo:break-before="auto" style:column-width="64.6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4.42mm"/>
    </style:style>
    <style:style style:name="co5" style:family="table-column">
      <style:table-column-properties fo:break-before="auto" style:column-width="46.37mm"/>
    </style:style>
    <style:style style:name="co6" style:family="table-column">
      <style:table-column-properties fo:break-before="auto" style:column-width="73.25mm"/>
    </style:style>
    <style:style style:name="co7" style:family="table-column">
      <style:table-column-properties fo:break-before="auto" style:column-width="107.39mm"/>
    </style:style>
    <style:style style:name="co8" style:family="table-column">
      <style:table-column-properties fo:break-before="auto" style:column-width="62.9mm"/>
    </style:style>
    <style:style style:name="co9" style:family="table-column">
      <style:table-column-properties fo:break-before="auto" style:column-width="27.59mm"/>
    </style:style>
    <style:style style:name="co10" style:family="table-column">
      <style:table-column-properties fo:break-before="auto" style:column-width="49.64mm"/>
    </style:style>
    <style:style style:name="co11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f413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44">
      <style:table-cell-properties fo:border-bottom="none" fo:background-color="#c2e0a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6" style:family="table-cell" style:parent-style-name="Default">
      <style:table-cell-properties fo:border-bottom="none" fo:background-color="#c2e0ae" fo:border-left="0.06pt solid #000000" fo:border-right="0.06pt solid #000000" fo:border-top="none"/>
    </style:style>
    <style:style style:name="ce7" style:family="table-cell" style:parent-style-name="Default" style:data-style-name="N44">
      <style:table-cell-properties fo:border-bottom="none" fo:background-color="#c2e0a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8" style:family="table-cell" style:parent-style-name="Default">
      <style:table-cell-properties fo:border-bottom="none" fo:background-color="#c2e0ae" fo:border-left="0.06pt solid #000000" fo:border-right="0.06pt solid #000000" fo:border-top="none"/>
      <style:text-properties fo:color="#f58220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c2e0ae" fo:border-left="0.06pt solid #000000" fo:border-right="0.06pt solid #000000" fo:border-top="none"/>
      <style:text-properties fo:color="#1b75bc"/>
    </style:style>
    <style:style style:name="ce10" style:family="table-cell" style:parent-style-name="Default">
      <style:table-cell-properties fo:border-bottom="0.06pt solid #000000" fo:background-color="#c2e0ae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 style:data-style-name="N44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c2e0ae" fo:border-left="0.06pt solid #000000" fo:border-right="0.06pt solid #000000" fo:border-top="0.06pt solid #000000"/>
    </style:style>
    <style:style style:name="ce14" style:family="table-cell" style:parent-style-name="Default" style:data-style-name="N44">
      <style:table-cell-properties fo:border-bottom="none" fo:background-color="#c2e0ae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 style:data-style-name="N44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19" style:family="table-cell" style:parent-style-name="Default" style:data-style-name="N44">
      <style:table-cell-properties fo:border-bottom="none" fo:background-color="#c2e0ae" fo:border-left="0.06pt solid #000000" fo:border-right="0.06pt solid #000000" fo:border-top="0.06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17.64mm"/>
      <style:text-properties fo:color="#ce181e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17.64mm"/>
      <style:text-properties fo:color="#ce181e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color="#ce181e" fo:font-weight="normal" style:font-weight-asian="normal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25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26" style:family="table-cell" style:parent-style-name="Default" style:data-style-name="N44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7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8" style:family="table-cell" style:parent-style-name="Default">
      <style:table-cell-properties fo:border-bottom="none" fo:background-color="#ed1c24" style:text-align-source="fix" style:repeat-content="false" fo:border-left="0.06pt solid #000000" fo:border-right="0.06pt solid #000000" fo:border-top="none"/>
      <style:paragraph-properties fo:text-align="start" fo:margin-left="0mm"/>
      <style:text-properties fo:color="#fff200"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none"/>
      <style:paragraph-properties fo:text-align="start" fo:margin-left="0mm"/>
      <style:text-properties fo:color="#ce181e" fo:font-weight="bold" style:font-weight-asian="bold" style:font-weight-complex="bold"/>
    </style:style>
    <style:style style:name="ce30" style:family="table-cell" style:parent-style-name="Default" style:data-style-name="N44">
      <style:table-cell-properties fo:border-bottom="0.06pt solid #000000" fo:background-color="#e0efd4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1" style:family="table-cell" style:parent-style-name="Default" style:data-style-name="N44">
      <style:table-cell-properties fo:border-bottom="none" fo:background-color="#adc5e7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32" style:family="table-cell" style:parent-style-name="Default" style:data-style-name="N44">
      <style:table-cell-properties fo:border-bottom="none" fo:background-color="#adc5e7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3" style:family="table-cell" style:parent-style-name="Default">
      <style:table-cell-properties fo:border-bottom="none" fo:background-color="#adc5e7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4" style:family="table-cell" style:parent-style-name="Default" style:data-style-name="N44">
      <style:table-cell-properties fo:border-bottom="none" fo:background-color="#fff200" style:text-align-source="fix" style:repeat-content="false" fo:border-left="0.06pt solid #000000" fo:border-right="0.06pt solid #000000" fo:border-top="none"/>
      <style:paragraph-properties fo:text-align="start" fo:margin-left="0mm"/>
      <style:text-properties fo:color="#ce181e" fo:font-weight="bold" style:font-weight-asian="bold" style:font-weight-complex="bold"/>
    </style:style>
    <style:style style:name="ce35" style:family="table-cell" style:parent-style-name="Default" style:data-style-name="N44">
      <style:table-cell-properties fo:border-bottom="0.06pt solid #000000" fo:background-color="#adc5e7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6" style:family="table-cell" style:parent-style-name="Default" style:data-style-name="N44">
      <style:table-cell-properties fo:border-bottom="none" fo:background-color="#bcaed5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37" style:family="table-cell" style:parent-style-name="Default" style:data-style-name="N44">
      <style:table-cell-properties fo:border-bottom="none" fo:background-color="#bcaed5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8" style:family="table-cell" style:parent-style-name="Default">
      <style:table-cell-properties fo:border-bottom="none" fo:background-color="#bcaed5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9" style:family="table-cell" style:parent-style-name="Default" style:data-style-name="N44">
      <style:table-cell-properties fo:border-bottom="0.06pt solid #000000" fo:background-color="#bcaed5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0" style:family="table-cell" style:parent-style-name="Default" style:data-style-name="N44">
      <style:table-cell-properties fo:border-bottom="none" fo:background-color="#fcd3c1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41" style:family="table-cell" style:parent-style-name="Default" style:data-style-name="N44">
      <style:table-cell-properties fo:border-bottom="none" fo:background-color="#fcd3c1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2" style:family="table-cell" style:parent-style-name="Default">
      <style:table-cell-properties fo:border-bottom="none" fo:background-color="#fcd3c1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3" style:family="table-cell" style:parent-style-name="Default">
      <style:table-cell-properties fo:border-bottom="0.06pt solid #000000" fo:background-color="#fcd3c1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46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start" fo:margin-left="0mm"/>
      <style:text-properties fo:color="#00a65d"/>
    </style:style>
    <style:style style:name="ce47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start" fo:margin-left="3.53mm"/>
    </style:style>
    <style:style style:name="ce48" style:family="table-cell" style:parent-style-name="Default">
      <style:table-cell-properties fo:border-bottom="0.06pt solid #000000" fo:background-color="#e0efd4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9" style:family="table-cell" style:parent-style-name="Default">
      <style:table-cell-properties fo:border-bottom="none" fo:background-color="#adc5e7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fo:color="#00a65d"/>
    </style:style>
    <style:style style:name="ce50" style:family="table-cell" style:parent-style-name="Default">
      <style:table-cell-properties fo:border-bottom="none" fo:background-color="#adc5e7" style:text-align-source="fix" style:repeat-content="false" fo:border-left="0.06pt solid #000000" fo:border-right="0.06pt solid #000000" fo:border-top="none"/>
      <style:paragraph-properties fo:text-align="start" fo:margin-left="3.53mm"/>
    </style:style>
    <style:style style:name="ce51" style:family="table-cell" style:parent-style-name="Default">
      <style:table-cell-properties fo:border-bottom="none" fo:background-color="#adc5e7" style:text-align-source="fix" style:repeat-content="false" fo:border-left="0.06pt solid #000000" fo:border-right="0.06pt solid #000000" fo:border-top="none"/>
      <style:paragraph-properties fo:text-align="start" fo:margin-left="0mm"/>
      <style:text-properties fo:color="#00a65d"/>
    </style:style>
    <style:style style:name="ce52" style:family="table-cell" style:parent-style-name="Default">
      <style:table-cell-properties fo:border-bottom="0.06pt solid #000000" fo:background-color="#adc5e7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53" style:family="table-cell" style:parent-style-name="Default">
      <style:table-cell-properties fo:border-bottom="none" fo:background-color="#bcaed5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fo:color="#00a65d"/>
    </style:style>
    <style:style style:name="ce54" style:family="table-cell" style:parent-style-name="Default">
      <style:table-cell-properties fo:border-bottom="none" fo:background-color="#bcaed5" style:text-align-source="fix" style:repeat-content="false" fo:border-left="0.06pt solid #000000" fo:border-right="0.06pt solid #000000" fo:border-top="none"/>
      <style:paragraph-properties fo:text-align="start" fo:margin-left="0mm"/>
      <style:text-properties fo:color="#00a65d"/>
    </style:style>
    <style:style style:name="ce55" style:family="table-cell" style:parent-style-name="Default">
      <style:table-cell-properties fo:border-bottom="none" fo:background-color="#bcaed5" style:text-align-source="fix" style:repeat-content="false" fo:border-left="0.06pt solid #000000" fo:border-right="0.06pt solid #000000" fo:border-top="none"/>
      <style:paragraph-properties fo:text-align="start" fo:margin-left="3.53mm"/>
    </style:style>
    <style:style style:name="ce56" style:family="table-cell" style:parent-style-name="Default">
      <style:table-cell-properties fo:border-bottom="0.06pt solid #000000" fo:background-color="#bcaed5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57" style:family="table-cell" style:parent-style-name="Default">
      <style:table-cell-properties fo:border-bottom="none" fo:background-color="#fcd3c1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58" style:family="table-cell" style:parent-style-name="Default">
      <style:table-cell-properties fo:border-bottom="none" fo:background-color="#fcd3c1" fo:border-left="0.06pt solid #000000" fo:border-right="0.06pt solid #000000" fo:border-top="none"/>
      <style:text-properties fo:color="#00a65d"/>
    </style:style>
    <style:style style:name="ce59" style:family="table-cell" style:parent-style-name="Default">
      <style:table-cell-properties fo:border-bottom="none" fo:background-color="#fcd3c1" style:text-align-source="fix" style:repeat-content="false" fo:border-left="0.06pt solid #000000" fo:border-right="0.06pt solid #000000" fo:border-top="none"/>
      <style:paragraph-properties fo:text-align="start" fo:margin-left="3.53mm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b6bd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fo:border-bottom="none" fo:background-color="#f7a19a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67" style:family="table-cell" style:parent-style-name="Default">
      <style:table-cell-properties fo:border-bottom="none" fo:background-color="#f7a19a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8" style:family="table-cell" style:parent-style-name="Default">
      <style:table-cell-properties fo:border-bottom="0.06pt solid #000000" fo:background-color="#f7a19a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9" style:family="table-cell" style:parent-style-name="Default">
      <style:table-cell-properties fo:border-bottom="none" fo:background-color="#00b6bd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70" style:family="table-cell" style:parent-style-name="Default">
      <style:table-cell-properties fo:border-bottom="none" fo:background-color="#00b6bd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71" style:family="table-cell" style:parent-style-name="Default">
      <style:table-cell-properties fo:border-bottom="0.06pt solid #000000" fo:background-color="#00b6bd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gr1" style:family="graphic">
      <style:graphic-properties draw:stroke="dash" draw:stroke-dash="Fine_20_Dashed" svg:stroke-color="#72bf44" draw:textarea-horizontal-align="center" draw:textarea-vertical-align="middle"/>
    </style:style>
    <style:style style:name="gr2" style:family="graphic">
      <style:graphic-properties draw:stroke="dash" draw:stroke-dash="Fine_20_Dashed" svg:stroke-color="#72bf44" draw:marker-end="Arrow" draw:marker-end-width="2mm" draw:textarea-horizontal-align="center" draw:textarea-vertical-align="middle"/>
    </style:style>
    <style:style style:name="gr3" style:family="graphic">
      <style:graphic-properties draw:stroke="dash" draw:stroke-dash="Fine_20_Dashed" svg:stroke-width="0mm" svg:stroke-color="#72bf44" draw:marker-start-width="0mm" draw:marker-end-width="0mm" draw:fill-color="#72bf44" draw:textarea-horizontal-align="center" draw:textarea-vertical-align="middle" fo:padding-top="0mm" fo:padding-bottom="0mm" fo:padding-left="0mm" fo:padding-right="0mm"/>
    </style:style>
    <style:style style:name="gr4" style:family="graphic">
      <style:graphic-properties draw:stroke="dash" draw:stroke-dash="Fine_20_Dashed" svg:stroke-width="0mm" svg:stroke-color="#72bf44" draw:marker-end="Arrow" draw:marker-end-width="2mm" draw:fill-color="#72bf44" draw:textarea-horizontal-align="center" draw:textarea-vertical-align="middle"/>
    </style:style>
    <style:style style:name="gr5" style:family="graphic">
      <style:graphic-properties draw:stroke="solid" draw:stroke-dash="Fine_20_Dashed" svg:stroke-width="0mm" svg:stroke-color="#ed1c24" draw:fill-color="#72bf44" draw:textarea-horizontal-align="center" draw:textarea-vertical-align="middle"/>
    </style:style>
    <style:style style:name="gr6" style:family="graphic">
      <style:graphic-properties draw:stroke="solid" draw:stroke-dash="Fine_20_Dashed" svg:stroke-width="0mm" svg:stroke-color="#ed1c24" draw:marker-end="Arrow" draw:marker-end-width="2mm" draw:fill-color="#72bf44" draw:textarea-horizontal-align="center" draw:textarea-vertical-align="middle"/>
    </style:style>
    <style:style style:name="gr7" style:family="graphic">
      <style:graphic-properties draw:stroke="dash" draw:stroke-dash="Fine_20_Dashed" svg:stroke-width="0mm" svg:stroke-color="#72bf44" draw:fill-color="#72bf44" draw:textarea-horizontal-align="center" draw:textarea-vertical-align="middle"/>
    </style:style>
    <style:style style:name="gr8" style:family="graphic">
      <style:graphic-properties draw:stroke="solid" draw:stroke-dash="Fine_20_Dashed" svg:stroke-width="0mm" svg:stroke-color="#ed1c24" draw:fill="none" draw:fill-color="#72bf44" draw:textarea-vertical-align="middle" draw:auto-grow-height="false" fo:min-height="17.08mm" fo:min-width="2.53mm"/>
    </style:style>
    <style:style style:name="gr9" style:family="graphic">
      <style:graphic-properties draw:stroke="solid" draw:stroke-dash="Fine_20_Dashed" svg:stroke-width="0mm" svg:stroke-color="#00b6bd" draw:fill="none" draw:fill-color="#72bf44" draw:textarea-vertical-align="middle" draw:auto-grow-height="false" fo:min-height="57.69mm" fo:min-width="2.53mm"/>
    </style:style>
    <style:style style:name="gr10" style:family="graphic">
      <style:graphic-properties draw:stroke="solid" draw:stroke-dash="Fine_20_Dashed" svg:stroke-width="0mm" svg:stroke-color="#6b6400" draw:marker-start-width="2mm" draw:marker-end-width="2mm" draw:fill-color="#72bf44" draw:textarea-horizontal-align="center" draw:textarea-vertical-align="middle" fo:padding-top="0mm" fo:padding-bottom="0mm" fo:padding-left="0mm" fo:padding-right="0mm"/>
    </style:style>
    <style:style style:name="gr11" style:family="graphic">
      <style:graphic-properties draw:stroke="solid" draw:stroke-dash="Fine_20_Dashed" svg:stroke-width="0mm" svg:stroke-color="#6b6400" draw:fill="none" draw:fill-color="#72bf44" draw:textarea-horizontal-align="justify" draw:textarea-vertical-align="middle" draw:auto-grow-height="false" fo:min-height="3.67mm" fo:min-width="4.11mm"/>
    </style:style>
    <style:style style:name="gr12" style:family="graphic">
      <style:graphic-properties draw:stroke="none" draw:stroke-dash="Fine_20_Dashed" svg:stroke-width="0mm" svg:stroke-color="#000000" draw:fill="none" draw:fill-color="#ffffff" fo:min-height="3.67mm"/>
    </style:style>
    <style:style style:name="gr13" style:family="graphic">
      <style:graphic-properties draw:stroke="none" draw:stroke-dash="Fine_20_Dashed" svg:stroke-width="0mm" svg:stroke-color="#000000" draw:fill="none" draw:fill-color="#ffffff" fo:min-height="4.8mm"/>
    </style:style>
    <style:style style:name="gr14" style:family="graphic">
      <style:graphic-properties draw:stroke="solid" draw:stroke-dash="Fine_20_Dashed" svg:stroke-width="0mm" svg:stroke-color="#00aaad" draw:fill="none" draw:fill-color="#72bf44" draw:textarea-horizontal-align="center" draw:textarea-vertical-align="middle"/>
    </style:style>
    <style:style style:name="gr15" style:family="graphic">
      <style:graphic-properties draw:stroke="solid" draw:stroke-dash="Fine_20_Dashed" svg:stroke-width="0mm" svg:stroke-color="#00aaad" draw:fill="none" draw:fill-color="#72bf44" draw:textarea-horizontal-align="justify" draw:textarea-vertical-align="middle" draw:auto-grow-height="false" fo:min-height="3.67mm" fo:min-width="11.51mm"/>
    </style:style>
    <style:style style:name="gr16" style:family="graphic">
      <style:graphic-properties draw:stroke="solid" draw:stroke-dash="Fine_20_Dashed" svg:stroke-width="0mm" svg:stroke-color="#00aaad" draw:fill="none" draw:fill-color="#72bf44" draw:textarea-horizontal-align="justify" draw:textarea-vertical-align="middle" draw:auto-grow-height="false" fo:min-height="3.11mm" fo:min-width="3.84mm"/>
    </style:style>
    <style:style style:name="gr17" style:family="graphic">
      <style:graphic-properties draw:stroke="solid" draw:stroke-dash="Fine_20_Dashed" svg:stroke-width="0mm" svg:stroke-color="#ed1c24" draw:fill="none" draw:fill-color="#72bf44" draw:textarea-horizontal-align="center" draw:textarea-vertical-align="middle"/>
    </style:style>
    <style:style style:name="gr18" style:family="graphic">
      <style:graphic-properties draw:stroke="solid" draw:stroke-dash="Fine_20_Dashed" svg:stroke-width="0mm" svg:stroke-color="#ed1c24" draw:marker-end="Arrow" draw:marker-end-width="2mm" draw:fill="none" draw:fill-color="#72bf44" draw:textarea-horizontal-align="center" draw:textarea-vertical-align="middle"/>
    </style:style>
    <style:style style:name="gr19" style:family="graphic">
      <style:graphic-properties draw:stroke="dash" draw:stroke-dash="Fine_20_Dashed" svg:stroke-width="0mm" svg:stroke-color="#72bf44" draw:fill="none" draw:fill-color="#72bf44" draw:textarea-horizontal-align="center" draw:textarea-vertical-align="middle"/>
    </style:style>
    <style:style style:name="gr20" style:family="graphic">
      <style:graphic-properties draw:stroke="dash" draw:stroke-dash="Fine_20_Dashed" svg:stroke-width="0mm" svg:stroke-color="#72bf44" draw:marker-end="Arrow" draw:marker-end-width="2mm" draw:fill="none" draw:fill-color="#72bf44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loext:graphic-properties draw:fill="none" draw:fill-color="#72bf44"/>
      <style:paragraph-properties fo:text-align="center"/>
    </style:style>
    <style:style style:name="P4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Loop" table:style-name="ta1">
        <table:shapes>
          <draw:line draw:z-index="0" draw:style-name="gr1" draw:text-style-name="P1" svg:x1="71.63mm" svg:y1="128.42mm" svg:x2="38.7mm" svg:y2="128.42mm">
            <text:p/>
          </draw:line>
          <draw:line draw:z-index="1" draw:style-name="gr1" draw:text-style-name="P1" svg:x1="38.7mm" svg:y1="128.42mm" svg:x2="38.7mm" svg:y2="78.18mm">
            <text:p/>
          </draw:line>
          <draw:line draw:z-index="2" draw:style-name="gr2" draw:text-style-name="P1" svg:x1="38.7mm" svg:y1="77.89mm" svg:x2="73mm" svg:y2="77.89mm">
            <text:p/>
          </draw:line>
          <draw:polyline draw:z-index="3" draw:style-name="gr3" draw:text-style-name="P2" svg:width="14.52mm" svg:height="62.92mm" draw:transform="rotate (-3.14159265358979) translate (254.87mm 141.67mm)" svg:viewBox="0 0 1453 6293" draw:points="0,6293 1425,6293 1425,0 1343,0 1453,0">
            <text:p/>
          </draw:polyline>
          <draw:line draw:z-index="4" draw:style-name="gr4" draw:text-style-name="P2" svg:x1="241.01mm" svg:y1="141.67mm" svg:x2="254.99mm" svg:y2="141.67mm">
            <text:p/>
          </draw:line>
          <draw:polyline draw:z-index="5" draw:style-name="gr5" draw:text-style-name="P2" svg:width="11.77mm" svg:height="58.41mm" draw:transform="rotate (-3.14159265358979) translate (254.87mm 132.36mm)" svg:viewBox="0 0 1178 5842" draw:points="0,0 1178,0 1178,5842 1178,5785">
            <text:p/>
          </draw:polyline>
          <draw:line draw:z-index="6" draw:style-name="gr6" draw:text-style-name="P2" svg:x1="243.21mm" svg:y1="73.94mm" svg:x2="255.26mm" svg:y2="73.94mm">
            <text:p/>
          </draw:line>
          <draw:polyline draw:z-index="7" draw:style-name="gr5" draw:text-style-name="P2" svg:width="14.51mm" svg:height="18.62mm" draw:transform="rotate (-3.14159265358979) translate (70.14mm 286.46mm)" svg:viewBox="0 0 1452 1863" draw:points="0,1863 1452,1863 1452,0">
            <text:p/>
          </draw:polyline>
          <draw:line draw:z-index="8" draw:style-name="gr6" draw:text-style-name="P2" svg:x1="55.62mm" svg:y1="286.46mm" svg:x2="70.14mm" svg:y2="286.46mm">
            <text:p/>
          </draw:line>
          <draw:polyline draw:z-index="9" draw:style-name="gr7" draw:text-style-name="P2" svg:width="10.68mm" svg:height="45.71mm" draw:transform="rotate (-3.14159265358979) translate (69.6mm 336.41mm)" svg:viewBox="0 0 1069 4572" draw:points="0,4572 1069,4572 1069,0">
            <text:p/>
          </draw:polyline>
          <draw:line draw:z-index="10" draw:style-name="gr4" draw:text-style-name="P2" svg:x1="58.91mm" svg:y1="336.41mm" svg:x2="72.06mm" svg:y2="336.41mm">
            <text:p/>
          </draw:line>
          <draw:polyline draw:z-index="11" draw:style-name="gr5" draw:text-style-name="P2" svg:width="7.94mm" svg:height="55.02mm" draw:transform="rotate (-3.14159265358979) translate (69.6mm 327.66mm)" svg:viewBox="0 0 795 5503" draw:points="0,0 795,0 795,5503">
            <text:p/>
          </draw:polyline>
          <draw:line draw:z-index="12" draw:style-name="gr6" draw:text-style-name="P2" svg:x1="61.65mm" svg:y1="272.63mm" svg:x2="70.69mm" svg:y2="272.63mm">
            <text:p/>
          </draw:line>
        </table:shapes>
        <table:table-column table:style-name="co1" table:default-cell-style-name="Default"/>
        <table:table-column table:style-name="co1" table:default-cell-style-name="ce4"/>
        <table:table-column table:style-name="co2" table:default-cell-style-name="ce16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Assembly Code</text:p>
          </table:table-cell>
          <table:table-cell table:style-name="ce2" office:value-type="string" calcext:value-type="string">
            <text:p>Scourse Code / Comment</text:p>
          </table:table-cell>
          <table:table-cell table:number-columns-repeated="2"/>
          <table:table-cell table:style-name="ce2" office:value-type="string" calcext:value-type="string">
            <text:p>Assembly Code</text:p>
          </table:table-cell>
          <table:table-cell table:style-name="ce2" office:value-type="string" calcext:value-type="string">
            <text:p>Scourse Code / Comment</text:p>
          </table:table-cell>
        </table:table-row>
        <table:table-row table:style-name="ro1">
          <table:table-cell/>
          <table:table-cell table:style-name="ce3" office:value-type="string" calcext:value-type="string">
            <text:p>00CF17F0 <text:s/>push <text:s text:c="7"/>ebp <text:s/></text:p>
          </table:table-cell>
          <table:table-cell table:style-name="ce15"/>
          <table:table-cell table:number-columns-repeated="2"/>
          <table:table-cell table:style-name="ce3" office:value-type="string" calcext:value-type="string">
            <text:p>00CF1860 <text:s/>push <text:s text:c="7"/>ebp <text:s/></text:p>
          </table:table-cell>
          <table:table-cell table:style-name="ce15"/>
        </table:table-row>
        <table:table-row table:style-name="ro1">
          <table:table-cell/>
          <table:table-cell office:value-type="string" calcext:value-type="string">
            <text:p>00CF17F1 <text:s/>mov <text:s text:c="8"/>ebp,esp <text:s/></text:p>
          </table:table-cell>
          <table:table-cell table:number-columns-repeated="3"/>
          <table:table-cell table:style-name="ce4" office:value-type="string" calcext:value-type="string">
            <text:p>00CF1861 <text:s/>mov <text:s text:c="8"/>ebp,esp <text:s/>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00CF17F3 <text:s/>sub <text:s text:c="8"/>esp,0CCh <text:s/></text:p>
          </table:table-cell>
          <table:table-cell table:number-columns-repeated="3"/>
          <table:table-cell table:style-name="ce4" office:value-type="string" calcext:value-type="string">
            <text:p>00CF1863 <text:s/>sub <text:s text:c="8"/>esp,0CCh <text:s/>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00CF17F9 <text:s/>push <text:s text:c="7"/>ebx <text:s/></text:p>
          </table:table-cell>
          <table:table-cell table:number-columns-repeated="3"/>
          <table:table-cell table:style-name="ce4" office:value-type="string" calcext:value-type="string">
            <text:p>00CF1869 <text:s/>push <text:s text:c="7"/>ebx <text:s/>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00CF17FA <text:s/>push <text:s text:c="7"/>esi <text:s/></text:p>
          </table:table-cell>
          <table:table-cell table:number-columns-repeated="3"/>
          <table:table-cell table:style-name="ce4" office:value-type="string" calcext:value-type="string">
            <text:p>00CF186A <text:s/>push <text:s text:c="7"/>esi <text:s/>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00CF17FB <text:s/>push <text:s text:c="7"/>edi <text:s/></text:p>
          </table:table-cell>
          <table:table-cell table:number-columns-repeated="3"/>
          <table:table-cell table:style-name="ce4" office:value-type="string" calcext:value-type="string">
            <text:p>00CF186B <text:s/>push <text:s text:c="7"/>edi <text:s/>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00CF17FC <text:s/>lea <text:s text:c="8"/>edi,[ebp+FFFFFF34h] <text:s/></text:p>
          </table:table-cell>
          <table:table-cell table:number-columns-repeated="3"/>
          <table:table-cell table:style-name="ce4" office:value-type="string" calcext:value-type="string">
            <text:p>00CF186C <text:s/>lea <text:s text:c="8"/>edi,[ebp+FFFFFF34h] <text:s/>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00CF1802 <text:s/>mov <text:s text:c="8"/>ecx,33h <text:s/></text:p>
          </table:table-cell>
          <table:table-cell table:number-columns-repeated="3"/>
          <table:table-cell table:style-name="ce4" office:value-type="string" calcext:value-type="string">
            <text:p>00CF1872 <text:s/>mov <text:s text:c="8"/>ecx,33h <text:s/>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00CF1807 <text:s/>mov <text:s text:c="8"/>eax,0CCCCCCCCh <text:s/></text:p>
          </table:table-cell>
          <table:table-cell table:number-columns-repeated="3"/>
          <table:table-cell table:style-name="ce4" office:value-type="string" calcext:value-type="string">
            <text:p>00CF1877 <text:s/>mov <text:s text:c="8"/>eax,0CCCCCCCCh <text:s/>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00CF180C <text:s/>rep stos <text:s text:c="3"/>dword ptr es:[edi] <text:s/></text:p>
          </table:table-cell>
          <table:table-cell table:number-columns-repeated="3"/>
          <table:table-cell table:style-name="ce4" office:value-type="string" calcext:value-type="string">
            <text:p>00CF187C <text:s/>rep stos <text:s text:c="3"/>dword ptr es:[edi] <text:s/>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00CF180E <text:s/>mov <text:s text:c="8"/>ecx,0CFC003h <text:s/></text:p>
          </table:table-cell>
          <table:table-cell table:number-columns-repeated="3"/>
          <table:table-cell table:style-name="ce4" office:value-type="string" calcext:value-type="string">
            <text:p>00CF187E <text:s/>mov <text:s text:c="8"/>ecx,0CFC003h <text:s/>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00CF1813 <text:s/>call <text:s text:c="7"/>00CF1212 <text:s/></text:p>
          </table:table-cell>
          <table:table-cell table:number-columns-repeated="3"/>
          <table:table-cell table:style-name="ce12" office:value-type="string" calcext:value-type="string">
            <text:p>00CF1883 <text:s/>call <text:s text:c="7"/>00CF1212 <text:s/></text:p>
          </table:table-cell>
          <table:table-cell table:style-name="ce16"/>
        </table:table-row>
        <table:table-row table:style-name="ro1">
          <table:table-cell/>
          <table:table-cell table:style-name="ce5" office:value-type="time" office:time-value="PT50H00M00S" calcext:value-type="time">
            <text:p>50:00:00</text:p>
          </table:table-cell>
          <table:table-cell table:style-name="ce13" office:value-type="string" calcext:value-type="string">
            <text:p>int counter = 0;</text:p>
          </table:table-cell>
          <table:table-cell table:number-columns-repeated="2"/>
          <table:table-cell table:style-name="ce18" office:value-type="time" office:time-value="PT58H00M00S" calcext:value-type="time">
            <text:p>58:00:00</text:p>
          </table:table-cell>
          <table:table-cell table:style-name="ce16" office:value-type="string" calcext:value-type="string">
            <text:p>int counter = 0;</text:p>
          </table:table-cell>
        </table:table-row>
        <table:table-row table:style-name="ro1">
          <table:table-cell/>
          <table:table-cell table:style-name="ce6" office:value-type="string" calcext:value-type="string">
            <text:p>00CF1818 <text:s/>mov <text:s text:c="8"/>dword ptr [ebp-8],0 <text:s/></text:p>
          </table:table-cell>
          <table:table-cell table:style-name="ce6"/>
          <table:table-cell table:number-columns-repeated="2"/>
          <table:table-cell table:style-name="ce19" office:value-type="string" calcext:value-type="string">
            <text:p>00CF1888 <text:s/>mov <text:s text:c="8"/>dword ptr [ebp-8],0 <text:s/></text:p>
          </table:table-cell>
          <table:table-cell table:style-name="ce13"/>
        </table:table-row>
        <table:table-row table:style-name="ro1">
          <table:table-cell/>
          <table:table-cell table:style-name="ce7" office:value-type="time" office:time-value="PT51H00M00S" calcext:value-type="time">
            <text:p>51:00:00</text:p>
          </table:table-cell>
          <table:table-cell table:style-name="ce6" office:value-type="string" calcext:value-type="string">
            <text:p>do {</text:p>
          </table:table-cell>
          <table:table-cell table:number-columns-repeated="2"/>
          <table:table-cell table:style-name="ce7" office:value-type="time" office:time-value="PT59H00M00S" calcext:value-type="time">
            <text:p>59:00:00</text:p>
          </table:table-cell>
          <table:table-cell table:style-name="ce6" office:value-type="string" calcext:value-type="string">
            <text:p>while (counter &lt; 10) {</text:p>
          </table:table-cell>
        </table:table-row>
        <table:table-row table:style-name="ro1">
          <table:table-cell/>
          <table:table-cell table:style-name="ce7" office:value-type="time" office:time-value="PT52H00M00S" calcext:value-type="time">
            <text:p>52:00:00</text:p>
          </table:table-cell>
          <table:table-cell table:style-name="ce6" office:value-type="string" calcext:value-type="string">
            <text:p><text:s text:c="8"/>printf("%d", counter);</text:p>
          </table:table-cell>
          <table:table-cell table:number-columns-repeated="2"/>
          <table:table-cell table:style-name="ce6" office:value-type="string" calcext:value-type="string">
            <text:p>00CF188F <text:s/>cmp <text:s text:c="8"/>dword ptr [ebp-8],0Ah <text:s/></text:p>
          </table:table-cell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00CF181F <text:s/>mov <text:s text:c="8"/>eax,dword ptr [ebp-8] <text:s/></text:p>
          </table:table-cell>
          <table:table-cell table:style-name="ce6"/>
          <table:table-cell table:number-columns-repeated="2"/>
          <table:table-cell table:style-name="ce14" office:value-type="string" calcext:value-type="string">
            <text:p>00CF1893 <text:s/>jge <text:s text:c="8"/>00CF18B1 <text:s/></text:p>
          </table:table-cell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00CF1822 <text:s/>push <text:s text:c="7"/>eax <text:s/></text:p>
          </table:table-cell>
          <table:table-cell table:style-name="ce6"/>
          <table:table-cell table:number-columns-repeated="2"/>
          <table:table-cell table:style-name="ce7" office:value-type="time" office:time-value="PT60H00M00S" calcext:value-type="time">
            <text:p>60:00:00</text:p>
          </table:table-cell>
          <table:table-cell table:style-name="ce6" office:value-type="string" calcext:value-type="string">
            <text:p><text:s text:c="8"/>printf("%d", counter);</text:p>
          </table:table-cell>
        </table:table-row>
        <table:table-row table:style-name="ro1">
          <table:table-cell/>
          <table:table-cell table:style-name="ce6" office:value-type="string" calcext:value-type="string">
            <text:p>00CF1823 <text:s/>push <text:s text:c="7"/>0CF7B30h <text:s/>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00CF1895 <text:s/>mov <text:s text:c="8"/>eax,dword ptr [ebp-8] <text:s/></text:p>
          </table:table-cell>
          <table:table-cell table:style-name="ce6"/>
        </table:table-row>
        <table:table-row table:style-name="ro1">
          <table:table-cell/>
          <table:table-cell table:style-name="ce8" office:value-type="string" calcext:value-type="string">
            <text:p>00CF1828 <text:s/>call <text:s text:c="7"/>00CF1046 <text:s/>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00CF1898 <text:s/>push <text:s text:c="7"/>eax <text:s/></text:p>
          </table:table-cell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00CF182D <text:s/>add <text:s text:c="8"/>esp,8 <text:s/>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00CF1899 <text:s/>push <text:s text:c="7"/>0CF7B30h <text:s/>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Do While Loop</text:p>
          </table:table-cell>
          <table:table-cell table:style-name="ce7" office:value-type="time" office:time-value="PT53H00M00S" calcext:value-type="time">
            <text:p>53:00:00</text:p>
          </table:table-cell>
          <table:table-cell table:style-name="ce6" office:value-type="string" calcext:value-type="string">
            <text:p><text:s text:c="8"/>counter++;</text:p>
          </table:table-cell>
          <table:table-cell table:number-columns-repeated="2"/>
          <table:table-cell table:style-name="ce6" office:value-type="string" calcext:value-type="string">
            <text:p>00CF189E <text:s/>call <text:s text:c="7"/>00CF1046 <text:s/></text:p>
          </table:table-cell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00CF1830 <text:s/>mov <text:s text:c="8"/>eax,dword ptr [ebp-8] <text:s/></text:p>
          </table:table-cell>
          <table:table-cell table:style-name="ce6"/>
          <table:table-cell/>
          <table:table-cell office:value-type="string" calcext:value-type="string">
            <text:p>While Loop</text:p>
          </table:table-cell>
          <table:table-cell table:style-name="ce14" office:value-type="string" calcext:value-type="string">
            <text:p>00CF18A3 <text:s/>add <text:s text:c="8"/>esp,8 <text:s/></text:p>
          </table:table-cell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00CF1833 <text:s/>add <text:s text:c="8"/>eax,1 <text:s/></text:p>
          </table:table-cell>
          <table:table-cell table:style-name="ce6"/>
          <table:table-cell table:number-columns-repeated="2"/>
          <table:table-cell table:style-name="ce7" office:value-type="time" office:time-value="PT61H00M00S" calcext:value-type="time">
            <text:p>61:00:00</text:p>
          </table:table-cell>
          <table:table-cell table:style-name="ce6" office:value-type="string" calcext:value-type="string">
            <text:p><text:s text:c="8"/>counter++;</text:p>
          </table:table-cell>
        </table:table-row>
        <table:table-row table:style-name="ro1">
          <table:table-cell/>
          <table:table-cell table:style-name="ce6" office:value-type="string" calcext:value-type="string">
            <text:p>00CF1836 <text:s/>mov <text:s text:c="8"/>dword ptr [ebp-8],eax <text:s/>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00CF18A6 <text:s/>mov <text:s text:c="8"/>eax,dword ptr [ebp-8] <text:s/></text:p>
          </table:table-cell>
          <table:table-cell table:style-name="ce6"/>
        </table:table-row>
        <table:table-row table:style-name="ro1">
          <table:table-cell/>
          <table:table-cell table:style-name="ce7" office:value-type="time" office:time-value="PT54H00M00S" calcext:value-type="time">
            <text:p>54:00:00</text:p>
          </table:table-cell>
          <table:table-cell table:style-name="ce6" office:value-type="string" calcext:value-type="string">
            <text:p>} while (counter &lt; 10);</text:p>
          </table:table-cell>
          <table:table-cell table:number-columns-repeated="2"/>
          <table:table-cell table:style-name="ce6" office:value-type="string" calcext:value-type="string">
            <text:p>00CF18A9 <text:s/>add <text:s text:c="8"/>eax,1 <text:s/></text:p>
          </table:table-cell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00CF1839 <text:s/>cmp <text:s text:c="8"/>dword ptr [ebp-8],0Ah <text:s/></text:p>
          </table:table-cell>
          <table:table-cell table:style-name="ce6"/>
          <table:table-cell table:number-columns-repeated="2"/>
          <table:table-cell table:style-name="ce14" office:value-type="string" calcext:value-type="string">
            <text:p>00CF18AC <text:s/>mov <text:s text:c="8"/>dword ptr [ebp-8],eax <text:s/></text:p>
          </table:table-cell>
          <table:table-cell table:style-name="ce6"/>
        </table:table-row>
        <table:table-row table:style-name="ro1">
          <table:table-cell/>
          <table:table-cell table:style-name="ce9" office:value-type="string" calcext:value-type="string">
            <text:p>00CF183D <text:s/>jl <text:s text:c="9"/>00CF181F <text:s/></text:p>
          </table:table-cell>
          <table:table-cell table:style-name="ce6"/>
          <table:table-cell table:number-columns-repeated="2"/>
          <table:table-cell table:style-name="ce7" office:value-type="time" office:time-value="PT62H00M00S" calcext:value-type="time">
            <text:p>62:00:00</text:p>
          </table:table-cell>
          <table:table-cell table:style-name="ce6" office:value-type="string" calcext:value-type="string">
            <text:p>}</text:p>
          </table:table-cell>
        </table:table-row>
        <table:table-row table:style-name="ro1">
          <table:table-cell/>
          <table:table-cell table:style-name="ce10" office:value-type="string" calcext:value-type="string">
            <text:p><text:s text:c="4"/>55: }</text:p>
          </table:table-cell>
          <table:table-cell table:style-name="ce10"/>
          <table:table-cell table:number-columns-repeated="2"/>
          <table:table-cell table:style-name="ce6" office:value-type="string" calcext:value-type="string">
            <text:p>00CF18AF <text:s/>jmp <text:s text:c="8"/>00CF188F <text:s/>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00CF183F <text:s/>pop <text:s text:c="8"/>edi <text:s/></text:p>
          </table:table-cell>
          <table:table-cell table:number-columns-repeated="3"/>
          <table:table-cell table:style-name="ce10" office:value-type="string" calcext:value-type="string">
            <text:p><text:s text:c="4"/>63: }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00CF1840 <text:s/>pop <text:s text:c="8"/>esi <text:s/></text:p>
          </table:table-cell>
          <table:table-cell table:number-columns-repeated="3"/>
          <table:table-cell table:style-name="ce4" office:value-type="string" calcext:value-type="string">
            <text:p>00CF18B1 <text:s/>pop <text:s text:c="8"/>edi <text:s/>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00CF1841 <text:s/>pop <text:s text:c="8"/>ebx <text:s/></text:p>
          </table:table-cell>
          <table:table-cell table:number-columns-repeated="3"/>
          <table:table-cell table:style-name="ce4" office:value-type="string" calcext:value-type="string">
            <text:p>00CF18B2 <text:s/>pop <text:s text:c="8"/>esi <text:s/>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00CF1842 <text:s/>add <text:s text:c="8"/>esp,0CCh <text:s/></text:p>
          </table:table-cell>
          <table:table-cell table:number-columns-repeated="3"/>
          <table:table-cell table:style-name="ce4" office:value-type="string" calcext:value-type="string">
            <text:p>00CF18B3 <text:s/>pop <text:s text:c="8"/>ebx <text:s/>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00CF1848 <text:s/>cmp <text:s text:c="8"/>ebp,esp <text:s/></text:p>
          </table:table-cell>
          <table:table-cell table:number-columns-repeated="3"/>
          <table:table-cell table:style-name="ce4" office:value-type="string" calcext:value-type="string">
            <text:p>00CF18B4 <text:s/>add <text:s text:c="8"/>esp,0CCh <text:s/>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00CF184A <text:s/>call <text:s text:c="7"/>00CF121C <text:s/></text:p>
          </table:table-cell>
          <table:table-cell table:number-columns-repeated="3"/>
          <table:table-cell table:style-name="ce4" office:value-type="string" calcext:value-type="string">
            <text:p>00CF18BA <text:s/>cmp <text:s text:c="8"/>ebp,esp <text:s/>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00CF184F <text:s/>mov <text:s text:c="8"/>esp,ebp <text:s/></text:p>
          </table:table-cell>
          <table:table-cell table:number-columns-repeated="3"/>
          <table:table-cell table:style-name="ce4" office:value-type="string" calcext:value-type="string">
            <text:p>00CF18BC <text:s/>call <text:s text:c="7"/>00CF121C <text:s/>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00CF1851 <text:s/>pop <text:s text:c="8"/>ebp <text:s/></text:p>
          </table:table-cell>
          <table:table-cell table:number-columns-repeated="3"/>
          <table:table-cell table:style-name="ce4" office:value-type="string" calcext:value-type="string">
            <text:p>00CF18C1 <text:s/>mov <text:s text:c="8"/>esp,ebp <text:s/></text:p>
          </table:table-cell>
          <table:table-cell table:style-name="ce16"/>
        </table:table-row>
        <table:table-row table:style-name="ro1">
          <table:table-cell/>
          <table:table-cell table:style-name="ce11" office:value-type="string" calcext:value-type="string">
            <text:p>00CF1852 <text:s/>ret <text:s/></text:p>
          </table:table-cell>
          <table:table-cell table:style-name="ce17"/>
          <table:table-cell table:number-columns-repeated="2"/>
          <table:table-cell table:style-name="ce4" office:value-type="string" calcext:value-type="string">
            <text:p>00CF18C3 <text:s/>pop <text:s text:c="8"/>ebp <text:s/></text:p>
          </table:table-cell>
          <table:table-cell table:style-name="ce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11" office:value-type="string" calcext:value-type="string">
            <text:p>00CF18C4 <text:s/>ret <text:s/></text:p>
          </table:table-cell>
          <table:table-cell table:style-name="ce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ssembly Code</text:p>
          </table:table-cell>
          <table:table-cell table:style-name="ce2" office:value-type="string" calcext:value-type="string">
            <text:p>Scourse Code / Comment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00CF1900 <text:s/>push <text:s text:c="7"/>ebp <text:s/></text:p>
          </table:table-cell>
          <table:table-cell table:style-name="ce15"/>
          <table:table-cell table:number-columns-repeated="4"/>
        </table:table-row>
        <table:table-row table:style-name="ro1">
          <table:table-cell/>
          <table:table-cell office:value-type="string" calcext:value-type="string">
            <text:p>00CF1901 <text:s/>mov <text:s text:c="8"/>ebp,esp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03 <text:s/>sub <text:s text:c="8"/>esp,0CCh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09 <text:s/>push <text:s text:c="7"/>ebx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0A <text:s/>push <text:s text:c="7"/>esi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0B <text:s/>push <text:s text:c="7"/>edi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0C <text:s/>lea <text:s text:c="8"/>edi,[ebp+FFFFFF34h]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12 <text:s/>mov <text:s text:c="8"/>ecx,33h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17 <text:s/>mov <text:s text:c="8"/>eax,0CCCCCCCCh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1C <text:s/>rep stos <text:s text:c="3"/>dword ptr es:[edi]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1E <text:s/>mov <text:s text:c="8"/>ecx,0CFC003h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23 <text:s/>call <text:s text:c="7"/>00CF1212 <text:s/>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time" office:time-value="PT66H00M00S" calcext:value-type="time">
            <text:p>66:00:00</text:p>
          </table:table-cell>
          <table:table-cell office:value-type="string" calcext:value-type="string">
            <text:p>int counter = 0;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00CF1928 <text:s/>mov <text:s text:c="8"/>dword ptr [ebp-8],0 <text:s/>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table-cell table:style-name="ce14" office:value-type="time" office:time-value="PT67H00M00S" calcext:value-type="time">
            <text:p>67:00:00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style-name="ce14" office:value-type="time" office:time-value="PT68H00M00S" calcext:value-type="time">
            <text:p>68:00:00</text:p>
          </table:table-cell>
          <table:table-cell table:style-name="ce6" office:value-type="string" calcext:value-type="string">
            <text:p>for (counter; counter &lt; 10; counter++) {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00CF192F <text:s/>jmp <text:s text:c="8"/>00CF193A <text:s/>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00CF1931 <text:s/>mov <text:s text:c="8"/>eax,dword ptr [ebp-8] <text:s/>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00CF1934 <text:s/>add <text:s text:c="8"/>eax,1 <text:s/>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00CF1937 <text:s/>mov <text:s text:c="8"/>dword ptr [ebp-8],eax <text:s/>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00CF193A <text:s/>cmp <text:s text:c="8"/>dword ptr [ebp-8],0Ah <text:s/>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00CF193E <text:s/>jge <text:s text:c="8"/>00CF1953 <text:s/>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1" office:value-type="string" calcext:value-type="string">
            <text:p>For Loop</text:p>
          </table:table-cell>
          <table:table-cell table:style-name="ce14" office:value-type="time" office:time-value="PT69H00M00S" calcext:value-type="time">
            <text:p>69:00:00</text:p>
          </table:table-cell>
          <table:table-cell table:style-name="ce6" office:value-type="string" calcext:value-type="string">
            <text:p><text:s text:c="8"/>printf("%d", counter);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00CF1940 <text:s/>mov <text:s text:c="8"/>eax,dword ptr [ebp-8] <text:s/>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00CF1943 <text:s/>push <text:s text:c="7"/>eax <text:s/>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00CF1944 <text:s/>push <text:s text:c="7"/>0CF7B30h <text:s/>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00CF1949 <text:s/>call <text:s text:c="7"/>00CF1046 <text:s/>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00CF194E <text:s/>add <text:s text:c="8"/>esp,8 <text:s/>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style-name="ce14" office:value-type="time" office:time-value="PT70H00M00S" calcext:value-type="time">
            <text:p>70:00:00</text:p>
          </table:table-cell>
          <table:table-cell table:style-name="ce6"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00CF1951 <text:s/>jmp <text:s text:c="8"/>00CF1931 <text:s/>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<text:s text:c="4"/>71: }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00CF1953 <text:s/>pop <text:s text:c="8"/>edi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54 <text:s/>pop <text:s text:c="8"/>esi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55 <text:s/>pop <text:s text:c="8"/>ebx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56 <text:s/>add <text:s text:c="8"/>esp,0CCh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5C <text:s/>cmp <text:s text:c="8"/>ebp,esp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5E <text:s/>call <text:s text:c="7"/>00CF121C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63 <text:s/>mov <text:s text:c="8"/>esp,ebp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CF1965 <text:s/>pop <text:s text:c="8"/>ebp <text:s/>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00CF1966 <text:s/>ret <text:s/></text:p>
          </table:table-cell>
          <table:table-cell table:style-name="ce17"/>
          <table:table-cell table:number-columns-repeated="4"/>
        </table:table-row>
      </table:table>
      <table:table table:name="Switch" table:style-name="ta1">
        <table:shapes>
          <draw:polyline draw:z-index="0" draw:style-name="gr7" draw:text-style-name="P2" svg:width="20.83mm" svg:height="154.37mm" draw:transform="rotate (-3.14159265358979) translate (71.31mm 250.9mm)" svg:viewBox="0 0 2084 15438" draw:points="0,15438 2084,15438 2084,0">
            <text:p/>
          </draw:polyline>
          <draw:line draw:z-index="1" draw:style-name="gr4" draw:text-style-name="P2" svg:x1="50.47mm" svg:y1="250.34mm" svg:x2="72.41mm" svg:y2="250.34mm">
            <text:p/>
          </draw:line>
          <draw:polyline draw:z-index="2" draw:style-name="gr5" draw:text-style-name="P2" svg:width="18.09mm" svg:height="145.62mm" draw:transform="rotate (-3.14159265358979) translate (71.31mm 287.31mm)" svg:viewBox="0 0 1810 14563" draw:points="0,14563 1810,14563 1810,113 1810,85 1810,0">
            <text:p/>
          </draw:polyline>
          <draw:polyline draw:z-index="3" draw:style-name="gr5" draw:text-style-name="P2" svg:width="-18.09mm" svg:height="0mm" svg:x="71.31mm" svg:y="173.85mm" svg:viewBox="0 0 -1810 0" draw:points="0,0 1508,0 1810,0">
            <text:p/>
          </draw:polyline>
          <draw:line draw:z-index="4" draw:style-name="gr5" draw:text-style-name="P2" svg:x1="71.31mm" svg:y1="205.18mm" svg:x2="53.21mm" svg:y2="205.18mm">
            <text:p/>
          </draw:line>
          <draw:line draw:z-index="5" draw:style-name="gr5" draw:text-style-name="P2" svg:x1="71.31mm" svg:y1="236.51mm" svg:x2="53.21mm" svg:y2="236.51mm">
            <text:p/>
          </draw:line>
          <draw:line draw:z-index="6" draw:style-name="gr6" draw:text-style-name="P2" svg:x1="53.21mm" svg:y1="287.31mm" svg:x2="72.13mm" svg:y2="287.31mm">
            <text:p/>
          </draw:line>
          <draw:custom-shape draw:z-index="7" draw:style-name="gr8" draw:text-style-name="P3" svg:width="3.56mm" svg:height="18.62mm" svg:x="308.48mm" svg:y="78.18m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8" draw:style-name="gr9" draw:text-style-name="P3" svg:width="3.57mm" svg:height="62.93mm" svg:x="308.75mm" svg:y="101.04m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z-index="9" draw:style-name="gr10" draw:text-style-name="P2" svg:x1="109.16mm" svg:y1="107.45mm" svg:x2="158.75mm" svg:y2="107.45mm">
            <text:p/>
          </draw:line>
          <draw:line draw:z-index="10" draw:style-name="gr10" draw:text-style-name="P2" svg:x1="158.36mm" svg:y1="107.53mm" svg:x2="355.44mm" svg:y2="164.54mm">
            <text:p/>
          </draw:line>
          <draw:custom-shape draw:z-index="11" draw:style-name="gr11" draw:text-style-name="P3" svg:width="4.11mm" svg:height="3.67mm" svg:x="354.36mm" svg:y="162.56mm">
            <text:p/>
            <draw:enhanced-geometry svg:viewBox="0 0 21600 21600" draw:type="rectangle" draw:enhanced-path="M 0 0 L 21600 0 21600 21600 0 21600 0 0 Z N"/>
          </draw:custom-shape>
          <draw:frame draw:z-index="12" draw:style-name="gr12" draw:text-style-name="P4" svg:width="9.59mm" svg:height="4.69mm" svg:x="257.24mm" svg:y="122.49mm">
            <draw:text-box>
              <text:p/>
            </draw:text-box>
          </draw:frame>
          <draw:frame draw:z-index="13" draw:style-name="gr13" draw:text-style-name="P4" svg:width="18.72mm" svg:height="4.8mm" svg:x="253.96mm" svg:y="135.48mm">
            <draw:text-box>
              <text:p>EDX = 3</text:p>
            </draw:text-box>
          </draw:frame>
          <draw:line draw:z-index="14" draw:style-name="gr14" draw:text-style-name="P3" svg:x1="109.7mm" svg:y1="112.32mm" svg:x2="158.76mm" svg:y2="112.32mm">
            <text:p/>
          </draw:line>
          <draw:line draw:z-index="15" draw:style-name="gr14" draw:text-style-name="P3" svg:x1="158.95mm" svg:y1="112.33mm" svg:x2="343.74mm" svg:y2="93.13mm">
            <text:p/>
          </draw:line>
          <draw:custom-shape draw:z-index="16" draw:style-name="gr15" draw:text-style-name="P3" svg:width="11.51mm" svg:height="3.67mm" svg:x="342.96mm" svg:y="90.6mm">
            <text:p/>
            <draw:enhanced-geometry svg:viewBox="0 0 21600 21600" draw:type="rectangle" draw:enhanced-path="M 0 0 L 21600 0 21600 21600 0 21600 0 0 Z N"/>
          </draw:custom-shape>
          <draw:custom-shape draw:z-index="17" draw:style-name="gr16" draw:text-style-name="P3" svg:width="3.84mm" svg:height="3.11mm" svg:x="355.02mm" svg:y="86.08mm">
            <text:p/>
            <draw:enhanced-geometry svg:viewBox="0 0 21600 21600" draw:type="rectangle" draw:enhanced-path="M 0 0 L 21600 0 21600 21600 0 21600 0 0 Z N"/>
          </draw:custom-shape>
          <draw:polyline draw:z-index="18" draw:style-name="gr17" draw:text-style-name="P3" svg:width="15.69mm" svg:height="13.53mm" draw:transform="rotate (-3.14159265358979) translate (71.31mm 123.61mm)" svg:viewBox="0 0 1570 1354" draw:points="0,1354 1570,1354 1570,0">
            <text:p/>
          </draw:polyline>
          <draw:line draw:z-index="19" draw:style-name="gr18" draw:text-style-name="P3" svg:x1="55.89mm" svg:y1="123.33mm" svg:x2="72.05mm" svg:y2="123.33mm">
            <text:p/>
          </draw:line>
          <draw:polyline draw:z-index="20" draw:style-name="gr19" draw:text-style-name="P3" svg:width="32.6mm" svg:height="149.29mm" draw:transform="rotate (-3.14159265358979) translate (70.96mm 471.88mm)" svg:viewBox="0 0 3261 14930" draw:points="0,14930 3261,14930 3261,0">
            <text:p/>
          </draw:polyline>
          <draw:line draw:z-index="21" draw:style-name="gr20" draw:text-style-name="P3" svg:x1="38.35mm" svg:y1="471.88mm" svg:x2="70.96mm" svg:y2="471.88mm">
            <text:p/>
          </draw:line>
          <draw:polyline draw:z-index="22" draw:style-name="gr17" draw:text-style-name="P3" svg:width="21.64mm" svg:height="144.77mm" draw:transform="rotate (-3.14159265358979) translate (70.96mm 508mm)" svg:viewBox="0 0 2165 14478" draw:points="0,14478 2165,14478 2165,11317 0,11317 2165,11317 2165,8100 0,8100 2165,8100 2165,5024 0,5024 2165,5024 2165,0 2165,28">
            <text:p/>
          </draw:polyline>
          <draw:line draw:z-index="23" draw:style-name="gr18" draw:text-style-name="P3" svg:x1="49.31mm" svg:y1="508.28mm" svg:x2="71.5mm" svg:y2="508mm">
            <text:p/>
          </draw:line>
        </table:shapes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3" table:number-columns-repeated="1017" table:default-cell-style-name="ce20"/>
        <table:table-row table:style-name="ro1">
          <table:table-cell/>
          <table:table-cell table:style-name="ce2" office:value-type="string" calcext:value-type="string">
            <text:p>Assembly Code</text:p>
          </table:table-cell>
          <table:table-cell table:style-name="ce2" office:value-type="string" calcext:value-type="string">
            <text:p>Scourse Code / Comment</text:p>
          </table:table-cell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00A84FF0 <text:s/>push <text:s text:c="7"/>ebp <text:s/></text:p>
          </table:table-cell>
          <table:table-cell table:style-name="ce45"/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00A84FF1 <text:s/>mov <text:s text:c="8"/>ebp,esp <text:s/></text:p>
          </table:table-cell>
          <table:table-cell table:style-name="ce45"/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00A84FF3 <text:s/>sub <text:s text:c="8"/>esp,0D0h <text:s/></text:p>
          </table:table-cell>
          <table:table-cell table:style-name="ce45"/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00A84FF9 <text:s/>push <text:s text:c="7"/>ebx <text:s/></text:p>
          </table:table-cell>
          <table:table-cell table:style-name="ce45"/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00A84FFA <text:s/>push <text:s text:c="7"/>esi <text:s/></text:p>
          </table:table-cell>
          <table:table-cell table:style-name="ce45"/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00A84FFB <text:s/>push <text:s text:c="7"/>edi <text:s/></text:p>
          </table:table-cell>
          <table:table-cell table:style-name="ce45"/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00A84FFC <text:s/>lea <text:s text:c="8"/>edi,[ebp+FFFFFF30h] <text:s/></text:p>
          </table:table-cell>
          <table:table-cell table:style-name="ce45"/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00A85002 <text:s/>mov <text:s text:c="8"/>ecx,34h <text:s/></text:p>
          </table:table-cell>
          <table:table-cell table:style-name="ce45"/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00A85007 <text:s/>mov <text:s text:c="8"/>eax,0CCCCCCCCh <text:s/></text:p>
          </table:table-cell>
          <table:table-cell table:style-name="ce45"/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00A8500C <text:s/>rep stos <text:s text:c="3"/>dword ptr es:[edi] <text:s/></text:p>
          </table:table-cell>
          <table:table-cell table:style-name="ce45"/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00A8500E <text:s/>mov <text:s text:c="8"/>ecx,0A8C003h <text:s/></text:p>
          </table:table-cell>
          <table:table-cell table:style-name="ce45"/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00A85013 <text:s/>call <text:s text:c="7"/>00A81212 <text:s/></text:p>
          </table:table-cell>
          <table:table-cell table:style-name="ce45"/>
          <table:table-cell table:number-columns-repeated="1021"/>
        </table:table-row>
        <table:table-row table:style-name="ro1">
          <table:table-cell/>
          <table:table-cell table:style-name="ce18" office:value-type="time" office:time-value="PT75H00M00S" calcext:value-type="time">
            <text:p>75:00:00</text:p>
          </table:table-cell>
          <table:table-cell table:style-name="ce45" office:value-type="string" calcext:value-type="string">
            <text:p>int x = 55;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5" office:value-type="string" calcext:value-type="string">
            <text:p>00A85018 <text:s/>mov <text:s text:c="8"/>dword ptr [ebp-8],37h <text:s/></text:p>
          </table:table-cell>
          <table:table-cell table:style-name="ce25"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6" office:value-type="time" office:time-value="PT76H00M00S" calcext:value-type="time">
            <text:p>76:00:00</text:p>
          </table:table-cell>
          <table:table-cell table:style-name="ce46" office:value-type="string" calcext:value-type="string">
            <text:p>// 4 possible compaination of switch.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6" office:value-type="time" office:time-value="PT77H00M00S" calcext:value-type="time">
            <text:p>77:00:00</text:p>
          </table:table-cell>
          <table:table-cell table:style-name="ce46" office:value-type="string" calcext:value-type="string">
            <text:p>// (1)</text:p>
          </table:table-cell>
          <table:table-cell table:style-name="Default"/>
          <table:table-cell table:style-name="ce62" office:value-type="string" calcext:value-type="string">
            <text:p>0x00000000</text:p>
          </table:table-cell>
          <table:table-cell table:style-name="ce65" office:value-type="string" calcext:value-type="string">
            <text:p>||</text:p>
          </table:table-cell>
          <table:table-cell table:number-columns-repeated="1018"/>
        </table:table-row>
        <table:table-row table:style-name="ro1">
          <table:table-cell/>
          <table:table-cell table:style-name="ce26" office:value-type="time" office:time-value="PT78H00M00S" calcext:value-type="time">
            <text:p>78:00:00</text:p>
          </table:table-cell>
          <table:table-cell table:style-name="ce27" office:value-type="string" calcext:value-type="string">
            <text:p>switch (x) {</text:p>
          </table:table-cell>
          <table:table-cell table:style-name="Default"/>
          <table:table-cell/>
          <table:table-cell table:style-name="ce66" office:value-type="string" calcext:value-type="string">
            <text:p>0x00A851F7 <text:s/>a8507290 <text:s/>.rP¨</text:p>
          </table:table-cell>
          <table:table-cell office:value-type="string" calcext:value-type="string">
            <text:p>← Last case</text:p>
          </table:table-cell>
          <table:table-cell table:number-columns-repeated="1017"/>
        </table:table-row>
        <table:table-row table:style-name="ro1">
          <table:table-cell/>
          <table:table-cell table:style-name="ce27" office:value-type="string" calcext:value-type="string">
            <text:p>00A8501F <text:s/>mov <text:s text:c="8"/>eax,dword ptr [ebp-8] <text:s/></text:p>
          </table:table-cell>
          <table:table-cell table:style-name="ce27"/>
          <table:table-cell table:style-name="Default"/>
          <table:table-cell/>
          <table:table-cell table:style-name="ce67" office:value-type="string" calcext:value-type="string">
            <text:p>0x00A851FB <text:s/>a8506300 <text:s/>.cP¨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00A85022 <text:s/>mov <text:s text:c="8"/>dword ptr [ebp+FFFFFF30h],eax <text:s/></text:p>
          </table:table-cell>
          <table:table-cell table:style-name="ce27"/>
          <table:table-cell table:style-name="Default"/>
          <table:table-cell table:style-name="ce63" office:value-type="string" calcext:value-type="string">
            <text:p>Switch Table[2]</text:p>
          </table:table-cell>
          <table:table-cell table:style-name="ce67" office:value-type="string" calcext:value-type="string">
            <text:p>0x00A851FF <text:s/>a8505400 <text:s/>.TP¨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00A85028 <text:s/>cmp <text:s text:c="8"/>dword ptr [ebp+FFFFFF30h],37h <text:s/></text:p>
          </table:table-cell>
          <table:table-cell table:style-name="ce27"/>
          <table:table-cell table:style-name="Default"/>
          <table:table-cell/>
          <table:table-cell table:style-name="ce67" office:value-type="string" calcext:value-type="string">
            <text:p>0x00A85203 <text:s/>a8504500 <text:s/>.EP¨</text:p>
          </table:table-cell>
          <table:table-cell office:value-type="string" calcext:value-type="string">
            <text:p>← Top case</text:p>
          </table:table-cell>
          <table:table-cell table:number-columns-repeated="1017"/>
        </table:table-row>
        <table:table-row table:style-name="ro1">
          <table:table-cell/>
          <table:table-cell table:style-name="ce27" office:value-type="string" calcext:value-type="string">
            <text:p>00A8502F <text:s/>ja <text:s text:c="9"/>00A85081 <text:s/></text:p>
          </table:table-cell>
          <table:table-cell table:style-name="ce46" office:value-type="string" calcext:value-type="string">
            <text:p>// goto Default case</text:p>
          </table:table-cell>
          <table:table-cell table:style-name="Default"/>
          <table:table-cell/>
          <table:table-cell table:style-name="ce68" office:value-type="string" calcext:value-type="string">
            <text:p>0x00A85207 <text:s/>a8508100 <text:s/>..P¨</text:p>
          </table:table-cell>
          <table:table-cell office:value-type="string" calcext:value-type="string">
            <text:p>←Default case address</text:p>
          </table:table-cell>
          <table:table-cell table:number-columns-repeated="1017"/>
        </table:table-row>
        <table:table-row table:style-name="ro1">
          <table:table-cell/>
          <table:table-cell table:style-name="ce27" office:value-type="string" calcext:value-type="string">
            <text:p>00A85031 <text:s/>mov <text:s text:c="8"/>ecx,dword ptr [ebp+FFFFFF30h] <text:s/></text:p>
          </table:table-cell>
          <table:table-cell table:style-name="ce27"/>
          <table:table-cell table:style-name="Default"/>
          <table:table-cell/>
          <table:table-cell table:style-name="ce69" office:value-type="string" calcext:value-type="string">
            <text:p>0x00A8520B <text:s/>02010000 <text:s/>....</text:p>
          </table:table-cell>
          <table:table-cell table:number-columns-repeated="1018"/>
        </table:table-row>
        <table:table-row table:style-name="ro1">
          <table:table-cell/>
          <table:table-cell table:style-name="ce28" office:value-type="string" calcext:value-type="string">
            <text:p>00A85037 <text:s/>movzx <text:s text:c="6"/>edx,byte ptr [ecx+00A8520Ch] <text:s/></text:p>
          </table:table-cell>
          <table:table-cell table:style-name="ce46" office:value-type="string" calcext:value-type="string">
            <text:p>// 0x37 + 0x00A8520c = 0x00A85243</text:p>
          </table:table-cell>
          <table:table-cell table:style-name="Default"/>
          <table:table-cell/>
          <table:table-cell table:style-name="ce70" office:value-type="string" calcext:value-type="string">
            <text:p>0x00A8520F <text:s/>04040404 <text:s/>....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9" office:value-type="string" calcext:value-type="string">
            <text:p>00A8503E <text:s/>jmp <text:s text:c="8"/>dword ptr [edx*4+00A851F8h] <text:s/></text:p>
          </table:table-cell>
          <table:table-cell table:style-name="ce46" office:value-type="string" calcext:value-type="string">
            <text:p>// 0x0C + 0x00A851F8 = 0x00A85204</text:p>
          </table:table-cell>
          <table:table-cell table:style-name="Default"/>
          <table:table-cell/>
          <table:table-cell table:style-name="ce70" office:value-type="string" calcext:value-type="string">
            <text:p>0x00A85213 <text:s/>04040404 <text:s/>....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JMP accordingly</text:p>
          </table:table-cell>
          <table:table-cell table:style-name="ce26" office:value-type="time" office:time-value="PT79H00M00S" calcext:value-type="time">
            <text:p>79:00:00</text:p>
          </table:table-cell>
          <table:table-cell table:style-name="ce27" office:value-type="string" calcext:value-type="string">
            <text:p>case 55:</text:p>
          </table:table-cell>
          <table:table-cell table:style-name="Default"/>
          <table:table-cell/>
          <table:table-cell table:style-name="ce70" office:value-type="string" calcext:value-type="string">
            <text:p>0x00A85217 <text:s/>04040404 <text:s/>....</text:p>
          </table:table-cell>
          <table:table-cell table:number-columns-repeated="1018"/>
        </table:table-row>
        <table:table-row table:style-name="ro1">
          <table:table-cell/>
          <table:table-cell table:style-name="ce26" office:value-type="time" office:time-value="PT80H00M00S" calcext:value-type="time">
            <text:p>80:00:00</text:p>
          </table:table-cell>
          <table:table-cell table:style-name="ce47" office:value-type="string" calcext:value-type="string">
            <text:p>printf("55");</text:p>
          </table:table-cell>
          <table:table-cell table:style-name="Default"/>
          <table:table-cell/>
          <table:table-cell table:style-name="ce70" office:value-type="string" calcext:value-type="string">
            <text:p>0x00A8521B <text:s/>04040404 <text:s/>....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00A85045 <text:s/>push <text:s text:c="7"/>0A87B34h <text:s/></text:p>
          </table:table-cell>
          <table:table-cell table:style-name="ce27"/>
          <table:table-cell table:style-name="Default"/>
          <table:table-cell/>
          <table:table-cell table:style-name="ce70" office:value-type="string" calcext:value-type="string">
            <text:p>0x00A8521F <text:s/>04040404 <text:s/>....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00A8504A <text:s/>call <text:s text:c="7"/>00A81046 <text:s/></text:p>
          </table:table-cell>
          <table:table-cell table:style-name="ce27"/>
          <table:table-cell table:style-name="Default"/>
          <table:table-cell table:style-name="ce64" office:value-type="string" calcext:value-type="string">
            <text:p>Switch Table[1]</text:p>
          </table:table-cell>
          <table:table-cell table:style-name="ce70" office:value-type="string" calcext:value-type="string">
            <text:p>0x00A85223 <text:s/>04040404 <text:s/>....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00A8504F <text:s/>add <text:s text:c="8"/>esp,4 <text:s/></text:p>
          </table:table-cell>
          <table:table-cell table:style-name="ce27"/>
          <table:table-cell table:style-name="Default"/>
          <table:table-cell table:style-name="ce61"/>
          <table:table-cell table:style-name="ce70" office:value-type="string" calcext:value-type="string">
            <text:p>0x00A85227 <text:s/>04040404 <text:s/>....</text:p>
          </table:table-cell>
          <table:table-cell table:number-columns-repeated="1018"/>
        </table:table-row>
        <table:table-row table:style-name="ro1">
          <table:table-cell/>
          <table:table-cell table:style-name="ce26" office:value-type="time" office:time-value="PT81H00M00S" calcext:value-type="time">
            <text:p>81:00:00</text:p>
          </table:table-cell>
          <table:table-cell table:style-name="ce47" office:value-type="string" calcext:value-type="string">
            <text:p>break;</text:p>
          </table:table-cell>
          <table:table-cell table:style-name="Default"/>
          <table:table-cell table:style-name="ce61"/>
          <table:table-cell table:style-name="ce70" office:value-type="string" calcext:value-type="string">
            <text:p>0x00A8522B <text:s/>04040404 <text:s/>....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00A85052 <text:s/>jmp <text:s text:c="8"/>00A8508E <text:s/></text:p>
          </table:table-cell>
          <table:table-cell table:style-name="ce27"/>
          <table:table-cell table:style-name="Default"/>
          <table:table-cell table:style-name="ce61"/>
          <table:table-cell table:style-name="ce70" office:value-type="string" calcext:value-type="string">
            <text:p>0x00A8522F <text:s/>04040404 <text:s/>....</text:p>
          </table:table-cell>
          <table:table-cell table:number-columns-repeated="1018"/>
        </table:table-row>
        <table:table-row table:style-name="ro1">
          <table:table-cell/>
          <table:table-cell table:style-name="ce26" office:value-type="time" office:time-value="PT82H00M00S" calcext:value-type="time">
            <text:p>82:00:00</text:p>
          </table:table-cell>
          <table:table-cell table:style-name="ce27" office:value-type="string" calcext:value-type="string">
            <text:p>case 2:</text:p>
          </table:table-cell>
          <table:table-cell table:style-name="Default"/>
          <table:table-cell table:style-name="ce61"/>
          <table:table-cell table:style-name="ce70" office:value-type="string" calcext:value-type="string">
            <text:p>0x00A85233 <text:s/>04040404 <text:s/>....</text:p>
          </table:table-cell>
          <table:table-cell table:number-columns-repeated="1018"/>
        </table:table-row>
        <table:table-row table:style-name="ro1">
          <table:table-cell/>
          <table:table-cell table:style-name="ce26" office:value-type="time" office:time-value="PT83H00M00S" calcext:value-type="time">
            <text:p>83:00:00</text:p>
          </table:table-cell>
          <table:table-cell table:style-name="ce47" office:value-type="string" calcext:value-type="string">
            <text:p>printf("2");</text:p>
          </table:table-cell>
          <table:table-cell table:style-name="Default"/>
          <table:table-cell table:style-name="ce61"/>
          <table:table-cell table:style-name="ce70" office:value-type="string" calcext:value-type="string">
            <text:p>0x00A85237 <text:s/>04040404 <text:s/>....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00A85054 <text:s/>push <text:s text:c="7"/>0A87B38h <text:s/></text:p>
          </table:table-cell>
          <table:table-cell table:style-name="ce27"/>
          <table:table-cell table:style-name="Default"/>
          <table:table-cell table:style-name="ce61"/>
          <table:table-cell table:style-name="ce70" office:value-type="string" calcext:value-type="string">
            <text:p>0x00A8523B <text:s/>04040404 <text:s/>....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00A85059 <text:s/>call <text:s text:c="7"/>00A81046 <text:s/></text:p>
          </table:table-cell>
          <table:table-cell table:style-name="ce27"/>
          <table:table-cell table:style-name="ce61" table:number-columns-repeated="2"/>
          <table:table-cell table:style-name="ce70" office:value-type="string" calcext:value-type="string">
            <text:p>0x00A8523F <text:s/>04040404 <text:s/>....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00A8505E <text:s/>add <text:s text:c="8"/>esp,4 <text:s/></text:p>
          </table:table-cell>
          <table:table-cell table:style-name="ce27"/>
          <table:table-cell table:style-name="ce61" table:number-columns-repeated="2"/>
          <table:table-cell table:style-name="ce71" office:value-type="string" calcext:value-type="string">
            <text:p>0x00A85243 <text:s/>a850da03 <text:s/>.ÚP¨</text:p>
          </table:table-cell>
          <table:table-cell table:number-columns-repeated="1018"/>
        </table:table-row>
        <table:table-row table:style-name="ro1">
          <table:table-cell/>
          <table:table-cell table:style-name="ce26" office:value-type="time" office:time-value="PT84H00M00S" calcext:value-type="time">
            <text:p>84:00:00</text:p>
          </table:table-cell>
          <table:table-cell table:style-name="ce47" office:value-type="string" calcext:value-type="string">
            <text:p>break;</text:p>
          </table:table-cell>
          <table:table-cell table:style-name="ce61"/>
          <table:table-cell table:style-name="ce62" office:value-type="string" calcext:value-type="string">
            <text:p>0xFFFFFFFF</text:p>
          </table:table-cell>
          <table:table-cell table:style-name="ce65" office:value-type="string" calcext:value-type="string">
            <text:p>||</text:p>
          </table:table-cell>
          <table:table-cell table:number-columns-repeated="1018"/>
        </table:table-row>
        <table:table-row table:style-name="ro1">
          <table:table-cell/>
          <table:table-cell table:style-name="ce26" office:value-type="string" calcext:value-type="string">
            <text:p>00A85061 <text:s/>jmp <text:s text:c="8"/>00A8508E <text:s/></text:p>
          </table:table-cell>
          <table:table-cell table:style-name="ce47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6" office:value-type="time" office:time-value="PT85H00M00S" calcext:value-type="time">
            <text:p>85:00:00</text:p>
          </table:table-cell>
          <table:table-cell table:style-name="ce27" office:value-type="string" calcext:value-type="string">
            <text:p>case 1: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26" office:value-type="time" office:time-value="PT86H00M00S" calcext:value-type="time">
            <text:p>86:00:00</text:p>
          </table:table-cell>
          <table:table-cell table:style-name="ce47" office:value-type="string" calcext:value-type="string">
            <text:p>printf("1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00A85063 <text:s/>push <text:s text:c="7"/>0A87B3Ch <text:s/></text:p>
          </table:table-cell>
          <table:table-cell table:style-name="ce27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6" office:value-type="string" calcext:value-type="string">
            <text:p>00A85068 <text:s/>call <text:s text:c="7"/>00A81046 <text:s/></text:p>
          </table:table-cell>
          <table:table-cell table:style-name="ce27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6" office:value-type="string" calcext:value-type="string">
            <text:p>00A8506D <text:s/>add <text:s text:c="8"/>esp,4 <text:s/></text:p>
          </table:table-cell>
          <table:table-cell table:style-name="ce47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6" office:value-type="time" office:time-value="PT87H00M00S" calcext:value-type="time">
            <text:p>87:00:00</text:p>
          </table:table-cell>
          <table:table-cell table:style-name="ce47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00A85070 <text:s/>jmp <text:s text:c="8"/>00A8508E <text:s/></text:p>
          </table:table-cell>
          <table:table-cell table:style-name="ce27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6" office:value-type="time" office:time-value="PT88H00M00S" calcext:value-type="time">
            <text:p>88:00:00</text:p>
          </table:table-cell>
          <table:table-cell table:style-name="ce27" office:value-type="string" calcext:value-type="string">
            <text:p>case 0: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26" office:value-type="time" office:time-value="PT89H00M00S" calcext:value-type="time">
            <text:p>89:00:00</text:p>
          </table:table-cell>
          <table:table-cell table:style-name="ce47" office:value-type="string" calcext:value-type="string">
            <text:p>printf("0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00A85072 <text:s/>push <text:s text:c="7"/>0A87B40h <text:s/></text:p>
          </table:table-cell>
          <table:table-cell table:style-name="ce27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6" office:value-type="string" calcext:value-type="string">
            <text:p>00A85077 <text:s/>call <text:s text:c="7"/>00A81046 <text:s/></text:p>
          </table:table-cell>
          <table:table-cell table:style-name="ce27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6" office:value-type="string" calcext:value-type="string">
            <text:p>00A8507C <text:s/>add <text:s text:c="8"/>esp,4 <text:s/></text:p>
          </table:table-cell>
          <table:table-cell table:style-name="ce47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6" office:value-type="time" office:time-value="PT90H00M00S" calcext:value-type="time">
            <text:p>90:00:00</text:p>
          </table:table-cell>
          <table:table-cell table:style-name="ce47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00A8507F <text:s/>jmp <text:s text:c="8"/>00A8508E <text:s/></text:p>
          </table:table-cell>
          <table:table-cell table:style-name="ce27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6" office:value-type="time" office:time-value="PT91H00M00S" calcext:value-type="time">
            <text:p>91:00:00</text:p>
          </table:table-cell>
          <table:table-cell table:style-name="ce27" office:value-type="string" calcext:value-type="string">
            <text:p>default: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26" office:value-type="time" office:time-value="PT92H00M00S" calcext:value-type="time">
            <text:p>92:00:00</text:p>
          </table:table-cell>
          <table:table-cell table:style-name="ce47" office:value-type="string" calcext:value-type="string">
            <text:p>printf("default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26" office:value-type="string" calcext:value-type="string">
            <text:p>00A85081 <text:s/>push <text:s text:c="7"/>0A87B44h <text:s/></text:p>
          </table:table-cell>
          <table:table-cell table:style-name="ce27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6" office:value-type="string" calcext:value-type="string">
            <text:p>00A85086 <text:s/>call <text:s text:c="7"/>00A81046 <text:s/></text:p>
          </table:table-cell>
          <table:table-cell table:style-name="ce27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6" office:value-type="string" calcext:value-type="string">
            <text:p>00A8508B <text:s/>add <text:s text:c="8"/>esp,4 <text:s/></text:p>
          </table:table-cell>
          <table:table-cell table:style-name="ce27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6" office:value-type="time" office:time-value="PT93H00M00S" calcext:value-type="time">
            <text:p>93:00:00</text:p>
          </table:table-cell>
          <table:table-cell table:style-name="ce47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0" office:value-type="time" office:time-value="PT94H00M00S" calcext:value-type="time">
            <text:p>94:00:00</text:p>
          </table:table-cell>
          <table:table-cell table:style-name="ce48" office:value-type="string" calcext:value-type="string">
            <text:p>}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18" office:value-type="time" office:time-value="PT95H00M00S" calcext:value-type="time">
            <text:p>95:00:00</text:p>
          </table:table-cell>
          <table:table-cell table:style-name="ce45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1" office:value-type="time" office:time-value="PT96H00M00S" calcext:value-type="time">
            <text:p>96:00:00</text:p>
          </table:table-cell>
          <table:table-cell table:style-name="ce49" office:value-type="string" calcext:value-type="string">
            <text:p>// (2)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time" office:time-value="PT97H00M00S" calcext:value-type="time">
            <text:p>97:00:00</text:p>
          </table:table-cell>
          <table:table-cell table:style-name="ce33" office:value-type="string" calcext:value-type="string">
            <text:p>switch (x) {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>
            <text:p>00A8508E <text:s/>mov <text:s text:c="8"/>eax,dword ptr [ebp-8]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time" office:time-value="PT93H00M00S" calcext:value-type="time">
            <text:p>93:00:00</text:p>
          </table:table-cell>
          <table:table-cell table:style-name="ce50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time" office:time-value="PT94H00M00S" calcext:value-type="time">
            <text:p>94:00:00</text:p>
          </table:table-cell>
          <table:table-cell table:style-name="ce33" office:value-type="string" calcext:value-type="string">
            <text:p>}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time" office:time-value="PT95H00M00S" calcext:value-type="time">
            <text:p>95:00:00</text:p>
          </table:table-cell>
          <table:table-cell table:style-name="ce33"/>
          <table:table-cell table:number-columns-repeated="1021"/>
        </table:table-row>
        <table:table-row table:style-name="ro1">
          <table:table-cell/>
          <table:table-cell table:style-name="ce32" office:value-type="time" office:time-value="PT96H00M00S" calcext:value-type="time">
            <text:p>96:00:00</text:p>
          </table:table-cell>
          <table:table-cell table:style-name="ce51" office:value-type="string" calcext:value-type="string">
            <text:p>// (2)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time" office:time-value="PT97H00M00S" calcext:value-type="time">
            <text:p>97:00:00</text:p>
          </table:table-cell>
          <table:table-cell table:style-name="ce33" office:value-type="string" calcext:value-type="string">
            <text:p>switch (x) {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00A85091 <text:s/>mov <text:s text:c="8"/>dword ptr [ebp+FFFFFF30h],eax <text:s/></text:p>
          </table:table-cell>
          <table:table-cell table:style-name="ce50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>
            <text:p>00A85097 <text:s/>cmp <text:s text:c="8"/>dword ptr [ebp+FFFFFF30h],3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>
            <text:p>00A8509E <text:s/>ja <text:s text:c="9"/>00A850E9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8" office:value-type="string" calcext:value-type="string">
            <text:p>00A850A0 <text:s/>mov <text:s text:c="8"/>ecx,dword ptr [ebp+FFFFFF30h]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 table:style-name="ce23" office:value-type="string" calcext:value-type="string">
            <text:p>JMP accordingly</text:p>
          </table:table-cell>
          <table:table-cell table:style-name="ce34" office:value-type="string" calcext:value-type="string">
            <text:p>00A850A6 <text:s/>jmp <text:s text:c="8"/>dword ptr [ecx*4+00A85244h] <text:s/></text:p>
          </table:table-cell>
          <table:table-cell table:style-name="ce51" office:value-type="string" calcext:value-type="string">
            <text:p>// Only have Switch table[2]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time" office:time-value="PT98H00M00S" calcext:value-type="time">
            <text:p>98:00:00</text:p>
          </table:table-cell>
          <table:table-cell table:style-name="ce33" office:value-type="string" calcext:value-type="string">
            <text:p>case 3: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time" office:time-value="PT99H00M00S" calcext:value-type="time">
            <text:p>99:00:00</text:p>
          </table:table-cell>
          <table:table-cell table:style-name="ce50" office:value-type="string" calcext:value-type="string">
            <text:p>printf("3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string" calcext:value-type="string">
            <text:p>00A850AD <text:s/>push <text:s text:c="7"/>0A87BE8h <text:s/></text:p>
          </table:table-cell>
          <table:table-cell table:style-name="ce50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>
            <text:p>00A850B2 <text:s/>call <text:s text:c="7"/>00A81046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>
            <text:p>00A850B7 <text:s/>add <text:s text:c="8"/>esp,4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time" office:time-value="PT100H00M00S" calcext:value-type="time">
            <text:p>100:00:00</text:p>
          </table:table-cell>
          <table:table-cell table:style-name="ce50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string" calcext:value-type="string">
            <text:p>00A850BA <text:s/>jmp <text:s text:c="8"/>00A850F6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time" office:time-value="PT101H00M00S" calcext:value-type="time">
            <text:p>101:00:00</text:p>
          </table:table-cell>
          <table:table-cell table:style-name="ce33" office:value-type="string" calcext:value-type="string">
            <text:p>case 2: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time" office:time-value="PT102H00M00S" calcext:value-type="time">
            <text:p>102:00:00</text:p>
          </table:table-cell>
          <table:table-cell table:style-name="ce50" office:value-type="string" calcext:value-type="string">
            <text:p>printf("2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>
            <text:p>00A850BC <text:s/>push <text:s text:c="7"/>0A87B38h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>
            <text:p>00A850C1 <text:s/>call <text:s text:c="7"/>00A81046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string" calcext:value-type="string">
            <text:p>00A850C6 <text:s/>add <text:s text:c="8"/>esp,4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time" office:time-value="PT103H00M00S" calcext:value-type="time">
            <text:p>103:00:00</text:p>
          </table:table-cell>
          <table:table-cell table:style-name="ce50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>
            <text:p>00A850C9 <text:s/>jmp <text:s text:c="8"/>00A850F6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time" office:time-value="PT104H00M00S" calcext:value-type="time">
            <text:p>104:00:00</text:p>
          </table:table-cell>
          <table:table-cell table:style-name="ce33" office:value-type="string" calcext:value-type="string">
            <text:p>case 1: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time" office:time-value="PT105H00M00S" calcext:value-type="time">
            <text:p>105:00:00</text:p>
          </table:table-cell>
          <table:table-cell table:style-name="ce50" office:value-type="string" calcext:value-type="string">
            <text:p>printf("1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string" calcext:value-type="string">
            <text:p>00A850CB <text:s/>push <text:s text:c="7"/>0A87B3Ch <text:s/></text:p>
          </table:table-cell>
          <table:table-cell table:style-name="ce50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>
            <text:p>00A850D0 <text:s/>call <text:s text:c="7"/>00A81046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string" calcext:value-type="string">
            <text:p>00A850D5 <text:s/>add <text:s text:c="8"/>esp,4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time" office:time-value="PT106H00M00S" calcext:value-type="time">
            <text:p>106:00:00</text:p>
          </table:table-cell>
          <table:table-cell table:style-name="ce50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>
            <text:p>00A850D8 <text:s/>jmp <text:s text:c="8"/>00A850F6 <text:s/></text:p>
          </table:table-cell>
          <table:table-cell table:style-name="ce33"/>
          <table:table-cell table:number-columns-repeated="1021"/>
        </table:table-row>
        <table:table-row table:style-name="ro1">
          <table:table-cell/>
          <table:table-cell table:style-name="ce32" office:value-type="time" office:time-value="PT107H00M00S" calcext:value-type="time">
            <text:p>107:00:00</text:p>
          </table:table-cell>
          <table:table-cell table:style-name="ce33" office:value-type="string" calcext:value-type="string">
            <text:p>case 0: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time" office:time-value="PT108H00M00S" calcext:value-type="time">
            <text:p>108:00:00</text:p>
          </table:table-cell>
          <table:table-cell table:style-name="ce50" office:value-type="string" calcext:value-type="string">
            <text:p>printf("0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string" calcext:value-type="string">
            <text:p>00A850DA <text:s/>push <text:s text:c="7"/>0A87B40h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string" calcext:value-type="string">
            <text:p>00A850DF <text:s/>call <text:s text:c="7"/>00A81046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string" calcext:value-type="string">
            <text:p>00A850E4 <text:s/>add <text:s text:c="8"/>esp,4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time" office:time-value="PT109H00M00S" calcext:value-type="time">
            <text:p>109:00:00</text:p>
          </table:table-cell>
          <table:table-cell table:style-name="ce50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>
            <text:p>00A850E7 <text:s/>jmp <text:s text:c="8"/>00A850F6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time" office:time-value="PT110H00M00S" calcext:value-type="time">
            <text:p>110:00:00</text:p>
          </table:table-cell>
          <table:table-cell table:style-name="ce33" office:value-type="string" calcext:value-type="string">
            <text:p>default: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time" office:time-value="PT111H00M00S" calcext:value-type="time">
            <text:p>111:00:00</text:p>
          </table:table-cell>
          <table:table-cell table:style-name="ce50" office:value-type="string" calcext:value-type="string">
            <text:p>printf("default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>
            <text:p>00A850E9 <text:s/>push <text:s text:c="7"/>0A87B44h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>
            <text:p>00A850EE <text:s/>call <text:s text:c="7"/>00A81046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>
            <text:p>00A850F3 <text:s/>add <text:s text:c="8"/>esp,4 <text:s/></text:p>
          </table:table-cell>
          <table:table-cell table:style-name="ce3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2" office:value-type="time" office:time-value="PT112H00M00S" calcext:value-type="time">
            <text:p>112:00:00</text:p>
          </table:table-cell>
          <table:table-cell table:style-name="ce50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5" office:value-type="time" office:time-value="PT113H00M00S" calcext:value-type="time">
            <text:p>113:00:00</text:p>
          </table:table-cell>
          <table:table-cell table:style-name="ce52" office:value-type="string" calcext:value-type="string">
            <text:p>}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time" office:time-value="PT114H00M00S" calcext:value-type="time">
            <text:p>114:00:00</text:p>
          </table:table-cell>
          <table:table-cell table:style-name="ce45"/>
          <table:table-cell table:number-columns-repeated="1021"/>
        </table:table-row>
        <table:table-row table:style-name="ro1">
          <table:table-cell/>
          <table:table-cell table:style-name="ce36" office:value-type="time" office:time-value="PT115H00M00S" calcext:value-type="time">
            <text:p>115:00:00</text:p>
          </table:table-cell>
          <table:table-cell table:style-name="ce53" office:value-type="string" calcext:value-type="string">
            <text:p>// (3)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time" office:time-value="PT116H00M00S" calcext:value-type="time">
            <text:p>116:00:00</text:p>
          </table:table-cell>
          <table:table-cell table:style-name="ce38" office:value-type="string" calcext:value-type="string">
            <text:p>switch (x) {</text:p>
          </table:table-cell>
          <table:table-cell table:number-columns-repeated="1021"/>
        </table:table-row>
        <table:table-row table:style-name="ro1">
          <table:table-cell/>
          <table:table-cell table:style-name="ce38" office:value-type="string" calcext:value-type="string">
            <text:p>00A850F6 <text:s/>mov <text:s text:c="8"/>eax,dword ptr [ebp-8] <text:s/></text:p>
          </table:table-cell>
          <table:table-cell table:style-name="ce54"/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00A850F9 <text:s/>mov <text:s text:c="8"/>dword ptr [ebp+FFFFFF30h],eax <text:s/></text:p>
          </table:table-cell>
          <table:table-cell table:style-name="ce38"/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00A850FF <text:s/>cmp <text:s text:c="8"/>dword ptr [ebp+FFFFFF30h],0 <text:s/></text:p>
          </table:table-cell>
          <table:table-cell table:style-name="ce54" office:value-type="string" calcext:value-type="string">
            <text:p>// Just <text:s/>like normal IF ELSE stament</text:p>
          </table:table-cell>
          <table:table-cell table:number-columns-repeated="1021"/>
        </table:table-row>
        <table:table-row table:style-name="ro1">
          <table:table-cell/>
          <table:table-cell table:style-name="ce38" office:value-type="string" calcext:value-type="string">
            <text:p>00A85106 <text:s/>je <text:s text:c="9"/>00A8513A <text:s/></text:p>
          </table:table-cell>
          <table:table-cell table:style-name="ce38"/>
          <table:table-cell table:number-columns-repeated="1021"/>
        </table:table-row>
        <table:table-row table:style-name="ro1">
          <table:table-cell/>
          <table:table-cell table:style-name="ce38" office:value-type="string" calcext:value-type="string">
            <text:p>00A85108 <text:s/>cmp <text:s text:c="8"/>dword ptr [ebp+FFFFFF30h],1 <text:s/></text:p>
          </table:table-cell>
          <table:table-cell table:style-name="ce38"/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00A8510F <text:s/>je <text:s text:c="9"/>00A8512B <text:s/></text:p>
          </table:table-cell>
          <table:table-cell table:style-name="ce38"/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00A85111 <text:s/>cmp <text:s text:c="8"/>dword ptr [ebp+FFFFFF30h],2 <text:s/></text:p>
          </table:table-cell>
          <table:table-cell table:style-name="ce38"/>
          <table:table-cell table:number-columns-repeated="1021"/>
        </table:table-row>
        <table:table-row table:style-name="ro1">
          <table:table-cell/>
          <table:table-cell table:style-name="ce38" office:value-type="string" calcext:value-type="string">
            <text:p>00A85118 <text:s/>je <text:s text:c="9"/>00A8511C <text:s/></text:p>
          </table:table-cell>
          <table:table-cell table:style-name="ce38"/>
          <table:table-cell table:number-columns-repeated="1021"/>
        </table:table-row>
        <table:table-row table:style-name="ro1">
          <table:table-cell/>
          <table:table-cell table:style-name="ce38" office:value-type="string" calcext:value-type="string">
            <text:p>00A8511A <text:s/>jmp <text:s text:c="8"/>00A85149 <text:s/></text:p>
          </table:table-cell>
          <table:table-cell table:style-name="ce38"/>
          <table:table-cell table:number-columns-repeated="1021"/>
        </table:table-row>
        <table:table-row table:style-name="ro1">
          <table:table-cell/>
          <table:table-cell table:style-name="ce37" office:value-type="time" office:time-value="PT117H00M00S" calcext:value-type="time">
            <text:p>117:00:00</text:p>
          </table:table-cell>
          <table:table-cell table:style-name="ce38" office:value-type="string" calcext:value-type="string">
            <text:p>case 2: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time" office:time-value="PT118H00M00S" calcext:value-type="time">
            <text:p>118:00:00</text:p>
          </table:table-cell>
          <table:table-cell table:style-name="ce55" office:value-type="string" calcext:value-type="string">
            <text:p>printf("2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00A8511C <text:s/>push <text:s text:c="7"/>0A87B38h <text:s/></text:p>
          </table:table-cell>
          <table:table-cell table:style-name="ce38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time" office:time-value="PT117H00M00S" calcext:value-type="time">
            <text:p>117:00:00</text:p>
          </table:table-cell>
          <table:table-cell table:style-name="ce38" office:value-type="string" calcext:value-type="string">
            <text:p>case 2: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time" office:time-value="PT118H00M00S" calcext:value-type="time">
            <text:p>118:00:00</text:p>
          </table:table-cell>
          <table:table-cell table:style-name="ce55" office:value-type="string" calcext:value-type="string">
            <text:p>printf("2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00A85121 <text:s/>call <text:s text:c="7"/>00A81046 <text:s/></text:p>
          </table:table-cell>
          <table:table-cell table:style-name="ce38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00A85126 <text:s/>add <text:s text:c="8"/>esp,4 <text:s/></text:p>
          </table:table-cell>
          <table:table-cell table:style-name="ce38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time" office:time-value="PT119H00M00S" calcext:value-type="time">
            <text:p>119:00:00</text:p>
          </table:table-cell>
          <table:table-cell table:style-name="ce55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00A85129 <text:s/>jmp <text:s text:c="8"/>00A85156 <text:s/></text:p>
          </table:table-cell>
          <table:table-cell table:style-name="ce38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time" office:time-value="PT120H00M00S" calcext:value-type="time">
            <text:p>120:00:00</text:p>
          </table:table-cell>
          <table:table-cell table:style-name="ce38" office:value-type="string" calcext:value-type="string">
            <text:p>case 1: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time" office:time-value="PT121H00M00S" calcext:value-type="time">
            <text:p>121:00:00</text:p>
          </table:table-cell>
          <table:table-cell table:style-name="ce55" office:value-type="string" calcext:value-type="string">
            <text:p>printf("1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00A8512B <text:s/>push <text:s text:c="7"/>0A87B3Ch <text:s/></text:p>
          </table:table-cell>
          <table:table-cell table:style-name="ce38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00A85130 <text:s/>call <text:s text:c="7"/>00A81046 <text:s/></text:p>
          </table:table-cell>
          <table:table-cell table:style-name="ce38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00A85135 <text:s/>add <text:s text:c="8"/>esp,4 <text:s/></text:p>
          </table:table-cell>
          <table:table-cell table:style-name="ce38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time" office:time-value="PT122H00M00S" calcext:value-type="time">
            <text:p>122:00:00</text:p>
          </table:table-cell>
          <table:table-cell table:style-name="ce55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00A85138 <text:s/>jmp <text:s text:c="8"/>00A85156 <text:s/></text:p>
          </table:table-cell>
          <table:table-cell table:style-name="ce38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time" office:time-value="PT123H00M00S" calcext:value-type="time">
            <text:p>123:00:00</text:p>
          </table:table-cell>
          <table:table-cell table:style-name="ce38" office:value-type="string" calcext:value-type="string">
            <text:p>case 0: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time" office:time-value="PT124H00M00S" calcext:value-type="time">
            <text:p>124:00:00</text:p>
          </table:table-cell>
          <table:table-cell table:style-name="ce55" office:value-type="string" calcext:value-type="string">
            <text:p>printf("0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00A8513A <text:s/>push <text:s text:c="7"/>0A87B40h <text:s/></text:p>
          </table:table-cell>
          <table:table-cell table:style-name="ce38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00A8513F <text:s/>call <text:s text:c="7"/>00A81046 <text:s/></text:p>
          </table:table-cell>
          <table:table-cell table:style-name="ce38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00A85144 <text:s/>add <text:s text:c="8"/>esp,4 <text:s/></text:p>
          </table:table-cell>
          <table:table-cell table:style-name="ce38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time" office:time-value="PT125H00M00S" calcext:value-type="time">
            <text:p>125:00:00</text:p>
          </table:table-cell>
          <table:table-cell table:style-name="ce55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00A85147 <text:s/>jmp <text:s text:c="8"/>00A85156 <text:s/></text:p>
          </table:table-cell>
          <table:table-cell table:style-name="ce38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time" office:time-value="PT126H00M00S" calcext:value-type="time">
            <text:p>126:00:00</text:p>
          </table:table-cell>
          <table:table-cell table:style-name="ce38" office:value-type="string" calcext:value-type="string">
            <text:p>default: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time" office:time-value="PT127H00M00S" calcext:value-type="time">
            <text:p>127:00:00</text:p>
          </table:table-cell>
          <table:table-cell table:style-name="ce55" office:value-type="string" calcext:value-type="string">
            <text:p>printf("default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00A85149 <text:s/>push <text:s text:c="7"/>0A87B44h <text:s/></text:p>
          </table:table-cell>
          <table:table-cell table:style-name="ce38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00A8514E <text:s/>call <text:s text:c="7"/>00A81046 <text:s/></text:p>
          </table:table-cell>
          <table:table-cell table:style-name="ce38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00A85153 <text:s/>add <text:s text:c="8"/>esp,4 <text:s/></text:p>
          </table:table-cell>
          <table:table-cell table:style-name="ce38"/>
          <table:table-cell table:style-name="ce61"/>
          <table:table-cell table:number-columns-repeated="1020"/>
        </table:table-row>
        <table:table-row table:style-name="ro1">
          <table:table-cell/>
          <table:table-cell table:style-name="ce37" office:value-type="time" office:time-value="PT128H00M00S" calcext:value-type="time">
            <text:p>128:00:00</text:p>
          </table:table-cell>
          <table:table-cell table:style-name="ce55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39" office:value-type="time" office:time-value="PT129H00M00S" calcext:value-type="time">
            <text:p>129:00:00</text:p>
          </table:table-cell>
          <table:table-cell table:style-name="ce56" office:value-type="string" calcext:value-type="string">
            <text:p>}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18" office:value-type="time" office:time-value="PT130H00M00S" calcext:value-type="time">
            <text:p>130:00:00</text:p>
          </table:table-cell>
          <table:table-cell table:style-name="ce45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0" office:value-type="time" office:time-value="PT131H00M00S" calcext:value-type="time">
            <text:p>131:00:00</text:p>
          </table:table-cell>
          <table:table-cell table:style-name="ce57" office:value-type="string" calcext:value-type="string">
            <text:p>// (4)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32H00M00S" calcext:value-type="time">
            <text:p>132:00:00</text:p>
          </table:table-cell>
          <table:table-cell table:style-name="ce42" office:value-type="string" calcext:value-type="string">
            <text:p>switch (x) {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56 <text:s/>mov <text:s text:c="8"/>eax,dword ptr [ebp-8]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59 <text:s/>mov <text:s text:c="8"/>dword ptr [ebp+FFFFFF30h],eax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5F <text:s/>cmp <text:s text:c="8"/>dword ptr [ebp+FFFFFF30h],1FFh <text:s/></text:p>
          </table:table-cell>
          <table:table-cell table:style-name="ce58" office:value-type="string" calcext:value-type="string">
            <text:p>// Compare default than IF ELSE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00A85169 <text:s/>jg <text:s text:c="9"/>00A8518B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6B <text:s/>cmp <text:s text:c="8"/>dword ptr [ebp+FFFFFF30h],1FFh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00A85175 <text:s/>je <text:s text:c="9"/>00A85199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00A85177 <text:s/>cmp <text:s text:c="8"/>dword ptr [ebp+FFFFFF30h],0FFFFFF9Dh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7E <text:s/>je <text:s text:c="9"/>00A851C6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80 <text:s/>cmp <text:s text:c="8"/>dword ptr [ebp+FFFFFF30h],1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87 <text:s/>je <text:s text:c="9"/>00A851B7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00A85189 <text:s/>jmp <text:s text:c="8"/>00A851D5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00A8518B <text:s/>cmp <text:s text:c="8"/>dword ptr [ebp+FFFFFF30h],311h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95 <text:s/>je <text:s text:c="9"/>00A851A8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97 <text:s/>jmp <text:s text:c="8"/>00A851D5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33H00M00S" calcext:value-type="time">
            <text:p>133:00:00</text:p>
          </table:table-cell>
          <table:table-cell table:style-name="ce42" office:value-type="string" calcext:value-type="string">
            <text:p>case 0x1FF: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34H00M00S" calcext:value-type="time">
            <text:p>134:00:00</text:p>
          </table:table-cell>
          <table:table-cell table:style-name="ce59" office:value-type="string" calcext:value-type="string">
            <text:p>printf("0x1FF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00A85199 <text:s/>push <text:s text:c="7"/>0A87BECh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9E <text:s/>call <text:s text:c="7"/>00A81046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A3 <text:s/>add <text:s text:c="8"/>esp,4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35H00M00S" calcext:value-type="time">
            <text:p>135:00:00</text:p>
          </table:table-cell>
          <table:table-cell table:style-name="ce59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00A851A6 <text:s/>jmp <text:s text:c="8"/>00A851E2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36H00M00S" calcext:value-type="time">
            <text:p>136:00:00</text:p>
          </table:table-cell>
          <table:table-cell table:style-name="ce42" office:value-type="string" calcext:value-type="string">
            <text:p>case 785: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37H00M00S" calcext:value-type="time">
            <text:p>137:00:00</text:p>
          </table:table-cell>
          <table:table-cell table:style-name="ce59" office:value-type="string" calcext:value-type="string">
            <text:p>printf("785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00A851A8 <text:s/>push <text:s text:c="7"/>0A87BF4h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AD <text:s/>call <text:s text:c="7"/>00A81046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B2 <text:s/>add <text:s text:c="8"/>esp,4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38H00M00S" calcext:value-type="time">
            <text:p>138:00:00</text:p>
          </table:table-cell>
          <table:table-cell table:style-name="ce59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00A851B5 <text:s/>jmp <text:s text:c="8"/>00A851E2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39H00M00S" calcext:value-type="time">
            <text:p>139:00:00</text:p>
          </table:table-cell>
          <table:table-cell table:style-name="ce42" office:value-type="string" calcext:value-type="string">
            <text:p>case 1: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40H00M00S" calcext:value-type="time">
            <text:p>140:00:00</text:p>
          </table:table-cell>
          <table:table-cell table:style-name="ce59" office:value-type="string" calcext:value-type="string">
            <text:p>printf("1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B7 <text:s/>push <text:s text:c="7"/>0A87B3Ch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BC <text:s/>call <text:s text:c="7"/>00A81046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C1 <text:s/>add <text:s text:c="8"/>esp,4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41H00M00S" calcext:value-type="time">
            <text:p>141:00:00</text:p>
          </table:table-cell>
          <table:table-cell table:style-name="ce59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C4 <text:s/>jmp <text:s text:c="8"/>00A851E2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42H00M00S" calcext:value-type="time">
            <text:p>142:00:00</text:p>
          </table:table-cell>
          <table:table-cell table:style-name="ce42" office:value-type="string" calcext:value-type="string">
            <text:p>case -99: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43H00M00S" calcext:value-type="time">
            <text:p>143:00:00</text:p>
          </table:table-cell>
          <table:table-cell table:style-name="ce59" office:value-type="string" calcext:value-type="string">
            <text:p>printf("0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C6 <text:s/>push <text:s text:c="7"/>0A87B40h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CB <text:s/>call <text:s text:c="7"/>00A81046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D0 <text:s/>add <text:s text:c="8"/>esp,4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44H00M00S" calcext:value-type="time">
            <text:p>144:00:00</text:p>
          </table:table-cell>
          <table:table-cell table:style-name="ce59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D3 <text:s/>jmp <text:s text:c="8"/>00A851E2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45H00M00S" calcext:value-type="time">
            <text:p>145:00:00</text:p>
          </table:table-cell>
          <table:table-cell table:style-name="ce42" office:value-type="string" calcext:value-type="string">
            <text:p>default: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46H00M00S" calcext:value-type="time">
            <text:p>146:00:00</text:p>
          </table:table-cell>
          <table:table-cell table:style-name="ce59" office:value-type="string" calcext:value-type="string">
            <text:p>printf("default")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D5 <text:s/>push <text:s text:c="7"/>0A87B44h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DA <text:s/>call <text:s text:c="7"/>00A81046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00A851DF <text:s/>add <text:s text:c="8"/>esp,4 <text:s/></text:p>
          </table:table-cell>
          <table:table-cell table:style-name="ce42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47H00M00S" calcext:value-type="time">
            <text:p>147:00:00</text:p>
          </table:table-cell>
          <table:table-cell table:style-name="ce59" office:value-type="string" calcext:value-type="string">
            <text:p>break;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1" office:value-type="time" office:time-value="PT148H00M00S" calcext:value-type="time">
            <text:p>148:00:00</text:p>
          </table:table-cell>
          <table:table-cell table:style-name="ce42" office:value-type="string" calcext:value-type="string">
            <text:p>}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3" office:value-type="string" calcext:value-type="string">
            <text:p><text:s text:c="3"/>149: }</text:p>
          </table:table-cell>
          <table:table-cell table:style-name="ce43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00A851E2 <text:s/>pop <text:s text:c="8"/>edi <text:s/></text:p>
          </table:table-cell>
          <table:table-cell table:style-name="ce45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00A851E3 <text:s/>pop <text:s text:c="8"/>esi <text:s/></text:p>
          </table:table-cell>
          <table:table-cell table:style-name="ce45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00A851E4 <text:s/>pop <text:s text:c="8"/>ebx <text:s/></text:p>
          </table:table-cell>
          <table:table-cell table:style-name="ce45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00A851E5 <text:s/>add <text:s text:c="8"/>esp,0D0h <text:s/></text:p>
          </table:table-cell>
          <table:table-cell table:style-name="ce45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00A851EB <text:s/>cmp <text:s text:c="8"/>ebp,esp <text:s/></text:p>
          </table:table-cell>
          <table:table-cell table:style-name="ce45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00A851ED <text:s/>call <text:s text:c="7"/>00A8121C <text:s/></text:p>
          </table:table-cell>
          <table:table-cell table:style-name="ce45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00A851F2 <text:s/>mov <text:s text:c="8"/>esp,ebp <text:s/></text:p>
          </table:table-cell>
          <table:table-cell table:style-name="ce45"/>
          <table:table-cell table:style-name="ce61"/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00A851F4 <text:s/>pop <text:s text:c="8"/>ebp <text:s/></text:p>
          </table:table-cell>
          <table:table-cell table:style-name="ce45"/>
          <table:table-cell table:style-name="ce61"/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>
            <text:p>00A851F5 <text:s/>ret <text:s/></text:p>
          </table:table-cell>
          <table:table-cell table:style-name="ce60"/>
          <table:table-cell table:number-columns-repeated="1021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ST 97</meta:initial-creator>
    <meta:creation-date>2019-08-27T19:03:30.731232884</meta:creation-date>
    <dc:date>2019-08-27T20:46:32.002638721</dc:date>
    <dc:creator>LST 97</dc:creator>
    <meta:editing-duration>PT14M48S</meta:editing-duration>
    <meta:editing-cycles>8</meta:editing-cycles>
    <meta:generator>LibreOffice/6.0.1.1$Linux_X86_64 LibreOffice_project/00m0$Build-1</meta:generator>
    <meta:document-statistic meta:table-count="2" meta:cell-count="468" meta:object-count="37"/>
  </office:meta>
</office:document-meta>
</file>